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40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9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51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cccccc"/>
    </style:style>
    <style:style style:name="ce11" style:family="table-cell" style:parent-style-name="Default">
      <style:text-properties fo:color="#55308d" fo:font-weight="bold" style:font-weight-asian="bold" style:font-weight-complex="bold"/>
    </style:style>
    <style:style style:name="ce12" style:family="table-cell" style:parent-style-name="Default">
      <style:text-properties fo:color="#55308d"/>
    </style:style>
    <style:style style:name="ce48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68" style:family="table-cell" style:parent-style-name="Default">
      <style:text-properties fo:color="#000000"/>
    </style:style>
    <style:style style:name="ce13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77" style:family="table-cell" style:parent-style-name="Default" style:data-style-name="N122">
      <style:map style:condition="cell-content()&gt;=1.4" style:apply-style-name="Good_20_-_20_Framerate" style:base-cell-address="Elite_Dangerous.A21"/>
      <style:map style:condition="cell-content()&gt;=1.2" style:apply-style-name="Warn_20_-_20_Framerate" style:base-cell-address="Elite_Dangerous.A21"/>
      <style:map style:condition="cell-content()&lt;1.2" style:apply-style-name="Bad_20_-_20_Framerate" style:base-cell-address="Elite_Dangerous.A21"/>
    </style:style>
    <style:style style:name="ce78" style:family="table-cell" style:parent-style-name="Default">
      <style:map style:condition="cell-content()&lt;=0.8" style:apply-style-name="Good_20_-_20_Framerate" style:base-cell-address="Elite_Dangerous.A22"/>
      <style:map style:condition="cell-content-is-between(0.8,1)" style:apply-style-name="Warn_20_-_20_Framerate" style:base-cell-address="Elite_Dangerous.A22"/>
      <style:map style:condition="cell-content()&gt;=1" style:apply-style-name="Bad_20_-_20_Framerate" style:base-cell-address="Elite_Dangerous.A22"/>
    </style:style>
    <style:style style:name="ce79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Elite_Dangerous.A22"/>
      <style:map style:condition="cell-content-is-between(0.8,1)" style:apply-style-name="Warn_20_-_20_Framerate" style:base-cell-address="Elite_Dangerous.A22"/>
      <style:map style:condition="cell-content()&gt;=1" style:apply-style-name="Bad_20_-_20_Framerate" style:base-cell-address="Elite_Dangerous.A22"/>
    </style:style>
    <style:style style:name="ce57" style:family="table-cell" style:parent-style-name="Default" style:data-style-name="N2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9" style:family="table-cell" style:parent-style-name="Default">
      <style:table-cell-properties fo:background-color="#cccccc"/>
    </style:style>
    <style:style style:name="ce41" style:family="table-cell" style:parent-style-name="Default" style:data-style-name="N2">
      <style:table-cell-properties fo:background-color="#cccccc"/>
      <style:text-properties fo:color="#55308d"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259.5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99.64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3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'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1.25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3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4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5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'.C105">
          <table:error-message table:message-type="stop" table:display="true"/>
        </table:content-validation>
        <table:content-validation table:name="val16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'.C85">
          <table:error-message table:message-type="stop" table:display="true"/>
        </table:content-validation>
        <table:content-validation table:name="val17" table:condition="of:cell-content-is-in-list(&quot;&quot;;&quot;3400&quot;;&quot;2800&quot;)" table:allow-empty-cell="true" table:display-list="unsorted" table:base-cell-address="'DCS-FA18C'.C133">
          <table:error-message table:message-type="stop" table:display="true"/>
        </table:content-validation>
        <table:content-validation table:name="val18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  <table:content-validation table:name="val19" table:condition="of:cell-content-is-in-list(&quot;balanced&quot;;&quot;aggressive&quot;;&quot;conservative&quot;;&quot;OFF&quot;)" table:allow-empty-cell="true" table:display-list="unsorted" table:base-cell-address="Elite_Dangerous.C12">
          <table:error-message table:message-type="stop" table:display="true"/>
        </table:content-validation>
        <table:content-validation table:name="val20" table:condition="of:cell-content-is-in-list(&quot;ON&quot;;&quot;OFF&quot;)" table:allow-empty-cell="true" table:display-list="unsorted" table:base-cell-address="Elite_Dangerous.C16">
          <table:error-message table:message-type="stop" table:display="true"/>
        </table:content-validation>
        <table:content-validation table:name="val21" table:condition="of:cell-content-is-in-list(&quot;1.25&quot;;&quot;1.00&quot;)" table:allow-empty-cell="true" table:display-list="unsorted" table:base-cell-address="Elite_Dangerous.C17">
          <table:error-message table:message-type="stop" table:display="true"/>
        </table:content-validation>
        <table:content-validation table:name="val22" table:condition="of:cell-content-is-in-list(&quot;1.00&quot;;&quot;1.25&quot;;&quot;1.50&quot;;&quot;1.75&quot;;&quot;2.00&quot;)" table:allow-empty-cell="true" table:display-list="unsorted" table:base-cell-address="Elite_Dangerous.C28">
          <table:error-message table:message-type="stop" table:display="true"/>
        </table:content-validation>
        <table:content-validation table:name="val23" table:condition="of:cell-content-is-in-list(&quot;1.75&quot;;&quot;1.50&quot;;&quot;1.25&quot;;&quot;1.00&quot;)" table:allow-empty-cell="true" table:display-list="unsorted" table:base-cell-address="Elite_Dangerous.C50">
          <table:error-message table:message-type="stop" table:display="true"/>
        </table:content-validation>
        <table:content-validation table:name="val24" table:condition="of:cell-content-is-in-list(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Elite_Dangerous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  <table:table-cell table:number-columns-repeated="960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0" table:content-validation-name="val1" office:value-type="string" calcext:value-type="string">
            <office:annotation draw:style-name="gr1" draw:text-style-name="P2" svg:width="82.18pt" svg:height="51pt" svg:x="601.68pt" svg:y="0pt" draw:caption-point-x="-17.29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8kX</text:p>
          </table:table-cell>
          <table:table-cell table:style-name="ce2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601.68pt" svg:y="8.67pt" draw:caption-point-x="-17.29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4" table:content-validation-name="val2" office:value-type="string" calcext:value-type="string">
            <office:annotation draw:style-name="gr3" draw:text-style-name="P2" svg:width="109.19pt" svg:height="47.54pt" svg:x="601.68pt" svg:y="64.01pt" draw:caption-point-x="-17.29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0" table:content-validation-name="val3" office:value-type="float" office:value="72" calcext:value-type="float">
            <office:annotation draw:style-name="gr4" draw:text-style-name="P2" svg:width="168.46pt" svg:height="117.67pt" svg:x="601.68pt" svg:y="72.68pt" draw:caption-point-x="-17.29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4" table:content-validation-name="val4" office:value-type="string" calcext:value-type="string">
            <text:p>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4" table:content-validation-name="val5" office:value-type="string" calcext:value-type="string">
            <office:annotation draw:style-name="gr5" draw:text-style-name="P2" svg:width="212.94pt" svg:height="140.06pt" svg:x="601.68pt" svg:y="98.28pt" draw:caption-point-x="-17.29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0" table:content-validation-name="val6" office:value-type="string" calcext:value-type="string">
            <office:annotation draw:style-name="gr6" draw:text-style-name="P2" svg:width="265.86pt" svg:height="151.26pt" svg:x="601.68pt" svg:y="111.06pt" draw:caption-point-x="-17.29pt" draw:caption-point-y="42.8pt">
              <dc:date>2019-12-01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2" svg:width="82.18pt" svg:height="61.68pt" svg:x="1271.2pt" svg:y="111.06pt" draw:caption-point-x="-17.29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4" table:content-validation-name="val7" office:value-type="string" calcext:value-type="string">
            <text:p>O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4" table:content-validation-name="val8" office:value-type="string" calcext:value-type="string">
            <office:annotation draw:style-name="gr1" draw:text-style-name="P2" svg:width="82.18pt" svg:height="51pt" svg:x="601.68pt" svg:y="136.66pt" draw:caption-point-x="-17.29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4" table:content-validation-name="val9" office:value-type="string" calcext:value-type="string">
            <office:annotation draw:style-name="gr7" draw:text-style-name="P2" svg:width="161.8pt" svg:height="68.74pt" svg:x="601.68pt" svg:y="149.47pt" draw:caption-point-x="-17.29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0" table:content-validation-name="val10" office:value-type="float" office:value="1.25" calcext:value-type="float">
            <office:annotation draw:style-name="gr8" draw:text-style-name="P2" svg:width="135.16pt" svg:height="128.86pt" svg:x="601.68pt" svg:y="162.26pt" draw:caption-point-x="-17.29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25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102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38" table:formula="of:=[.C4]*[.C17]*(IF([.C13]=&quot;OFF&quot;;1;1.25))*[.E20]" office:value-type="float" office:value="3240" calcext:value-type="float">
            <office:annotation draw:style-name="gr5" draw:text-style-name="P2" svg:width="102.53pt" svg:height="140.06pt" svg:x="601.68pt" svg:y="200.66pt" draw:caption-point-x="-17.29pt" draw:caption-point-y="42.8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3240</text:p>
          </table:table-cell>
          <table:table-cell office:value-type="string" calcext:value-type="string">
            <text:p>Add SR</text:p>
          </table:table-cell>
          <table:table-cell table:style-name="ce13" table:content-validation-name="val18" office:value-type="float" office:value="1.2" calcext:value-type="float">
            <office:annotation draw:style-name="gr2" draw:text-style-name="P2" svg:width="82.18pt" svg:height="61.68pt" svg:x="709.99pt" svg:y="200.66pt" draw:caption-point-x="-17.29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20</text:p>
          </table:table-cell>
          <table:table-cell table:number-columns-repeated="1019"/>
        </table:table-row>
        <table:table-row table:style-name="ro1">
          <table:table-cell table:style-name="ce15" table:formula="of:=[.C20]/[.O13]/[.C4]" office:value-type="float" office:value="1.5" calcext:value-type="float">
            <text:p>1.5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8"/>
          <table:table-cell table:style-name="ce4" office:value-type="string" calcext:value-type="string">
            <office:annotation draw:style-name="gr1" draw:text-style-name="P2" svg:width="82.18pt" svg:height="51pt" svg:x="655.85pt" svg:y="213.4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20]/[.O13]/[.C4]" office:value-type="float" office:value="1.5" calcext:value-type="float"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5" calcext:value-type="float">
            <text:p>1.500</text:p>
          </table:table-cell>
          <table:table-cell table:number-columns-repeated="1015"/>
        </table:table-row>
        <table:table-row table:style-name="ro1">
          <table:table-cell table:style-name="ce19" table:formula="of:=ROUNDUP(([.C20]/[.C53])^2;3)" office:value-type="float" office:value="0.991" calcext:value-type="float">
            <text:p>0.991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5760x3240" calcext:value-type="string"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9.45455" calcext:value-type="float"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[.C20]/[.C53])^2;3)" office:value-type="float" office:value="0.991" calcext:value-type="float">
            <office:annotation draw:style-name="gr9" draw:text-style-name="P2" svg:width="343.3pt" svg:height="116.87pt" svg:x="754.75pt" svg:y="136.6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991</text:p>
          </table:table-cell>
          <table:table-cell/>
          <table:table-cell table:formula="of:=[.C20]" office:value-type="float" office:value="3240" calcext:value-type="float">
            <text:p>3240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101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38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13" table:content-validation-name="val18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39" table:content-validation-name="val11" office:value-type="float" office:value="1.2" calcext:value-type="float">
            <office:annotation draw:style-name="gr10" draw:text-style-name="P2" svg:width="113.1pt" svg:height="84.08pt" svg:x="601.68pt" svg:y="303.08pt" draw:caption-point-x="-17.29pt" draw:caption-point-y="42.8pt">
              <dc:date>2019-12-01T00:00:00</dc:date>
              <text:p text:style-name="P1"><text:span text:style-name="T1">Prefer ‘1’. Higher values may incur single-thread bottleneck.</text:span></text:p>
              <text:p text:style-name="P1"><text:span text:style-name="T1"/></text:p>
              <text:p text:style-name="P1"><text:span text:style-name="T1">Set higher if expected to compensate for some postprocessing blur.</text:span></text:p>
            </office:annotation>
            <text:p>1.2</text:p>
          </table:table-cell>
          <table:table-cell table:style-name="ce4" office:value-type="string" calcext:value-type="string">
            <office:annotation draw:style-name="gr1" draw:text-style-name="P2" svg:width="82.18pt" svg:height="51pt" svg:x="655.85pt" svg:y="303.0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28]/[.C4]" office:value-type="float" office:value="1.5" calcext:value-type="float">
            <office:annotation draw:style-name="gr11" draw:text-style-name="P2" svg:width="71.63pt" svg:height="30.84pt" svg:x="816.49pt" svg:y="299.51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5" calcext:value-type="float">
            <text:p>1.500</text:p>
          </table:table-cell>
          <table:table-cell table:number-columns-repeated="1015"/>
        </table:table-row>
        <table:table-row table:style-name="ro1">
          <table:table-cell table:style-name="ce15" table:formula="of:=[.E28]/[.C4]" office:value-type="float" office:value="1.5" calcext:value-type="float">
            <office:annotation draw:style-name="gr11" draw:text-style-name="P2" svg:width="71.63pt" svg:height="30.84pt" svg:x="112.03pt" svg:y="312.29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1.5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760x3240" calcext:value-type="string">
            <office:annotation draw:style-name="gr12" draw:text-style-name="P2" svg:width="507.6pt" svg:height="319.21pt" svg:x="248.63pt" svg:y="187.31pt" draw:caption-point-x="660.67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13" draw:text-style-name="P2" svg:width="216.54pt" svg:height="162.45pt" svg:x="784.12pt" svg:y="180.54pt" draw:caption-point-x="233.4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(([.C25]*[.C28])/([.C57]*[.C60]))^2)*([.C10]/[.C43]);3)" office:value-type="float" office:value="0.983" calcext:value-type="float">
            <office:annotation draw:style-name="gr9" draw:text-style-name="P2" svg:width="343.3pt" svg:height="116.87pt" svg:x="754.75pt" svg:y="226.2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983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1009"/>
        </table:table-row>
        <table:table-row table:style-name="ro1">
          <table:table-cell table:style-name="ce21" table:formula="of:=ROUNDUP(((([.C25]*[.C28])/([.C57]*[.C60]))^2)*([.C10]/[.C43]);3)" office:value-type="float" office:value="0.983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983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office:annotation draw:style-name="gr14" draw:text-style-name="P2" svg:width="229.27pt" svg:height="174.19pt" svg:x="113.84pt" svg:y="379.87pt" draw:caption-point-x="-17.29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5kp</text:p>
          </table:table-cell>
          <table:table-cell table:style-name="ce2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51" table:content-validation-name="val2" office:value-type="string" calcext:value-type="string">
            <text:p>Hig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30" table:content-validation-name="val3" office:value-type="float" office:value="72" calcext:value-type="float">
            <office:annotation draw:style-name="gr15" draw:text-style-name="P2" svg:width="133.09pt" svg:height="72.88pt" svg:x="601.68pt" svg:y="495.07pt" draw:caption-point-x="-17.29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1" table:content-validation-name="val4" office:value-type="string" calcext:value-type="string">
            <text:p>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51" table:content-validation-name="val12" office:value-type="string" calcext:value-type="string">
            <office:annotation draw:style-name="gr16" draw:text-style-name="P2" svg:width="179.94pt" svg:height="69.99pt" svg:x="601.68pt" svg:y="520.67pt" draw:caption-point-x="-17.29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51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IF([.C46]=&quot;OFF&quot;;1;1.25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1" table:content-validation-name="val7" office:value-type="string" calcext:value-type="string">
            <text:p>O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1" table:content-validation-name="val8"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51" table:content-validation-name="val9" office:value-type="string" calcext:value-type="string">
            <text:p>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33" table:content-validation-name="val13" office:value-type="float" office:value="1.75" calcext:value-type="float">
            <text:p>1.75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11" office:value-type="float" office:value="3256" calcext:value-type="float">
            <office:annotation draw:style-name="gr1" draw:text-style-name="P2" svg:width="82.18pt" svg:height="51pt" svg:x="601.68pt" svg:y="623.06pt" draw:caption-point-x="-17.29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12"/>
          <table:table-cell office:value-type="string" calcext:value-type="string">
            <office:annotation draw:style-name="gr1" draw:text-style-name="P2" svg:width="82.18pt" svg:height="51pt" svg:x="655.85pt" svg:y="635.87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37]*[.C50]*[.E53];0)" office:value-type="float" office:value="3256" calcext:value-type="float">
            <text:p>3256</text:p>
          </table:table-cell>
          <table:table-cell table:style-name="ce4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3"/>
          <table:table-cell table:style-name="ce12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11" office:value-type="float" office:value="2724" calcext:value-type="float">
            <office:annotation draw:style-name="gr1" draw:text-style-name="P2" svg:width="82.18pt" svg:height="51pt" svg:x="601.68pt" svg:y="674.28pt" draw:caption-point-x="-17.29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48" table:content-validation-name="val14" office:value-type="float" office:value="1.2" calcext:value-type="float">
            <text:p>1.2</text:p>
          </table:table-cell>
          <table:table-cell office:value-type="string" calcext:value-type="string">
            <office:annotation draw:style-name="gr1" draw:text-style-name="P2" svg:width="82.18pt" svg:height="51pt" svg:x="655.85pt" svg:y="712.66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4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4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office:annotation draw:style-name="gr17" draw:text-style-name="P2" svg:width="359.35pt" svg:height="265.24pt" svg:x="113.84pt" svg:y="763.88pt" draw:caption-point-x="-17.29pt" draw:caption-point-y="42.8pt">
              <dc:date>2020-01-05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Do NOT interpret linearly.</text:span></text:p>
              <text:p text:style-name="P1"><text:span text:style-name="T1"/></text:p>
              <text:p text:style-name="P1"><text:span text:style-name="T1">-</text:span></text:p>
              <text:p text:style-name="P1"><text:span text:style-name="T1"/></text:p>
              <text:p text:style-name="P1"><text:span text:style-name="T1">Comparisons across vendors (NVIDIA, AMD, Intel), will be inaccurate by as much as +/-40%.</text:span></text:p>
              <text:p text:style-name="P1"><text:span text:style-name="T1"/></text:p>
              <text:p text:style-name="P1"><text:span text:style-name="T1">Comparisons across major design changes (AMD FX vs AMD Ryzen) will be inaccurate by as much as +100% -50% (+double -half). </text:span></text:p>
              <text:p text:style-name="P1"><text:span text:style-name="T1"/></text:p>
              <text:p text:style-name="P1"><text:span text:style-name="T1">GPU is the limiting factor for almost all applications. CPU and RAM predictions should generally be ignored unless the specific weaknesses are known to be relevant.</text:span></text:p>
              <text:p text:style-name="P1"><text:span text:style-name="T1"/></text:p>
              <text:p text:style-name="P1"><text:span text:style-name="T1">CPU/GPU utilization is never an indicator of frame dropping margins. FPSVR measured latencies are generally valid, though some noticeable timing spikes may not be detected.</text:span></text:p>
              <text:p text:style-name="P1"><text:span text:style-name="T1"/></text:p>
              <text:p text:style-name="P1"><text:span text:style-name="T1">Beware some loads are independent of resolution, imposing minimum requirements. CPU/GPU loads will not decrease consistently with resolution.</text:span></text:p>
            </office:annotation>
            <text:p>Hardware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65]=&quot;Pimax 8kX&quot;;3840;IF([.C65]=&quot;Pimax 5kp&quot;;2560;IF([.C65]=&quot;HP Reverb&quot;;2160;IF([.C65]=&quot;Valve Index&quot;;2880;IF([.C65]=&quot;HTC Vive Pro&quot;;1440;IF([.C65]=&quot;HTC Vive&quot;;1080))))))" office:value-type="float" office:value="3840" calcext:value-type="float">
            <text:p>3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65]=&quot;Pimax 8kX&quot;;2160;IF([.C65]=&quot;Pimax 5kp&quot;;1440;IF([.C65]=&quot;HP Reverb&quot;;2160;IF([.C65]=&quot;Valve Index&quot;;1600;IF([.C65]=&quot;HTC Vive Pro&quot;;1600;IF([.C65]=&quot;HTC Vive&quot;;1200))))))" office:value-type="float" office:value="2160" calcext:value-type="float">
            <text:p>2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65]=&quot;Pimax 8kX&quot;;170;IF([.C65]=&quot;Pimax 5kp&quot;;170;IF([.C65]=&quot;HP Reverb&quot;;110;IF([.C65]=&quot;Valve Index&quot;;130;IF([.C65]=&quot;HTC Vive Pro&quot;;110;IF([.C65]=&quot;HTC Vive&quot;;110))))))"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65]=&quot;Pimax 8kX&quot;;110;IF([.C65]=&quot;Pimax 5kp&quot;;110;IF([.C65]=&quot;HP Reverb&quot;;110;IF([.C65]=&quot;Valve Index&quot;;130;IF([.C65]=&quot;HTC Vive Pro&quot;;110;IF([.C65]=&quot;HTC Vive&quot;;110)))))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65]=&quot;Pimax 8kX&quot;;ROUND([.C67]/[.C69];3);IF([.C65]=&quot;Pimax 5kp&quot;;ROUND([.C67]/[.C69];3);IF([.C65]=&quot;HP Reverb&quot;;ROUND([.C67]/[.C69];3);IF([.C65]=&quot;Valve Index&quot;;ROUND([.C67]/[.C69];3);IF([.C65]=&quot;HTC Vive Pro&quot;;ROUND([.C67]/[.C69];3);IF([.C65]=&quot;HTC Vive&quot;;ROUND([.C67]/[.C69];3)))))))" office:value-type="float" office:value="19.636" calcext:value-type="float">
            <text:p>19.636</text:p>
          </table:table-cell>
          <table:table-cell table:number-columns-repeated="1021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5" office:value-type="string" calcext:value-type="string">
            <text:p>i9-9900KF_SL_at_5.1GH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73]=&quot;i9-9900KF_SL_at_5.1GHz&quot;;&quot;Intel&quot;;IF([.C73]=&quot;i9-9900KS_SL_at_5.2GHz&quot;;&quot;Intel&quot;;IF([.C73]=&quot;i9-9900KF&quot;;&quot;Intel&quot;;IF([.C73]=&quot;i7-8700K&quot;;&quot;Intel&quot;;IF([.C73]=&quot;i7-7700&quot;;&quot;Intel&quot;;IF([.C73]=&quot;Ryzen 5 3600X&quot;;&quot;AMD&quot;;IF([.C73]=&quot;Ryzen 7 2700X&quot;;&quot;AMD&quot;;IF([.C73]=&quot;FX-8350&quot;;&quot;AMD_FX&quot;))))))))" office:value-type="string" office:string-value="Intel" calcext:value-type="string">
            <text:p>In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15" draw:text-style-name="P2" svg:width="82.18pt" svg:height="72.88pt" svg:x="113.84pt" svg:y="904.68pt" draw:caption-point-x="-17.29pt" draw:caption-point-y="42.8pt">
              <dc:date>2020-01-05T00:00:00</dc:date>
              <text:p text:style-name="P1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73]=&quot;i9-9900KF_SL_at_5.1GHz&quot;;20369;IF([.C73]=&quot;i9-9900KS_SL_at_5.2GHz&quot;;21501;IF([.C73]=&quot;i9-9900KF&quot;;20369;IF([.C73]=&quot;i7-8700K&quot;;15933;IF([.C73]=&quot;i7-7700&quot;;10686;IF([.C73]=&quot;Ryzen 5 3600X&quot;;20520;IF([.C73]=&quot;Ryzen 7 2700X&quot;;16939;IF([.C73]=&quot;FX-8350&quot;;8958))))))))" office:value-type="float" office:value="20369" calcext:value-type="float">
            <text:p>203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15" draw:text-style-name="P2" svg:width="91.08pt" svg:height="72.88pt" svg:x="113.84pt" svg:y="917.46pt" draw:caption-point-x="-17.29pt" draw:caption-point-y="42.8pt">
              <dc:date>2020-01-05T00:00:00</dc:date>
              <text:p text:style-name="P1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73]=&quot;i9-9900KF_SL_at_5.1GHz&quot;;2906;IF([.C73]=&quot;i9-9900KS_SL_at_5.2GHz&quot;;3011;IF([.C73]=&quot;i9-9900KF&quot;;2906;IF([.C73]=&quot;i7-8700K&quot;;2697;IF([.C73]=&quot;i7-7700&quot;;2342;IF([.C73]=&quot;Ryzen 5 3600X&quot;;2916;IF([.C73]=&quot;Ryzen 7 2700X&quot;;2183;IF([.C73]=&quot;FX-8350&quot;;1510))))))))" office:value-type="float" office:value="2906" calcext:value-type="float">
            <text:p>29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76]*([.C81]/[.C80])" office:value-type="float" office:value="2964.12" calcext:value-type="float">
            <text:p>29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77]*[.C82]" office:value-type="float" office:value="2964.12" calcext:value-type="float">
            <text:p>29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5" draw:text-style-name="P2" svg:width="82.18pt" svg:height="140.06pt" svg:x="113.84pt" svg:y="955.87pt" draw:caption-point-x="-17.29pt" draw:caption-point-y="42.8pt">
              <dc:date>2020-01-05T00:00:00</dc:date>
              <text:p text:style-name="P1"><text:span text:style-name="T1">Logical Cores</text:span></text:p>
              <text:p text:style-name="P1"><text:span text:style-name="T1"/></text:p>
              <text:p text:style-name="P1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73]=&quot;i9-9900KF_SL_at_5.1GHz&quot;;16;IF([.C73]=&quot;i9-9900KS_SL_at_5.2GHz&quot;;16;IF([.C73]=&quot;i9-9900KF&quot;;16;IF([.C73]=&quot;i7-8700K&quot;;12;IF([.C73]=&quot;i7-7700&quot;;8;IF([.C73]=&quot;Ryzen 5 3600X&quot;;12;IF([.C73]=&quot;Ryzen 7 2700X&quot;;16;IF([.C73]=&quot;FX-8350&quot;;8))))))))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15" draw:text-style-name="P2" svg:width="82.18pt" svg:height="72.88pt" svg:x="113.84pt" svg:y="968.66pt" draw:caption-point-x="-17.29pt" draw:caption-point-y="42.8pt">
              <dc:date>2020-01-05T00:00:00</dc:date>
              <text:p text:style-name="P1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73]=&quot;i9-9900KF_SL_at_5.1GHz&quot;;5000;IF([.C73]=&quot;i9-9900KS_SL_at_5.2GHz&quot;;5000;IF([.C73]=&quot;i9-9900KF&quot;;5000;IF([.C73]=&quot;i7-8700K&quot;;4700;IF([.C73]=&quot;i7-7700&quot;;4200;IF([.C73]=&quot;Ryzen 5 3600X&quot;;4400;IF([.C73]=&quot;Ryzen 7 2700X&quot;;4300;IF([.C73]=&quot;FX-8350&quot;;4300))))))))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2" draw:text-style-name="P2" svg:width="82.18pt" svg:height="61.68pt" svg:x="113.84pt" svg:y="981.47pt" draw:caption-point-x="-17.29pt" draw:caption-point-y="42.8pt">
              <dc:date>2020-01-05T00:00:00</dc:date>
              <text:p text:style-name="P1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73]=&quot;i9-9900KF_SL_at_5.1GHz&quot;;5100;IF([.C73]=&quot;i9-9900KS_SL_at_5.2GHz&quot;;5200;IF([.C73]=&quot;i9-9900KF&quot;;5000;IF([.C73]=&quot;i7-8700K&quot;;4700;IF([.C73]=&quot;i7-7700&quot;;4200;IF([.C73]=&quot;Ryzen 5 3600X&quot;;4400;IF([.C73]=&quot;Ryzen 7 2700X&quot;;4300;IF([.C73]=&quot;FX-8350&quot;;4600))))))))" office:value-type="float" office:value="5100" calcext:value-type="float">
            <text:p>5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18" draw:text-style-name="P2" svg:width="82.18pt" svg:height="184.85pt" svg:x="113.84pt" svg:y="994.28pt" draw:caption-point-x="-17.29pt" draw:caption-point-y="42.8pt">
              <dc:date>2020-01-05T00:00:00</dc:date>
              <text:p text:style-name="P1"><text:span text:style-name="T1">May be inaccurate and unfair.</text:span></text:p>
              <text:p text:style-name="P1"><text:span text:style-name="T1"/></text:p>
              <text:p text:style-name="P1"><text:span text:style-name="T1">Until proven otherwise.</text:span></text:p>
              <text:p text:style-name="P1"><text:span text:style-name="T1"/></text:p>
              <text:p text:style-name="P1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74]=&quot;Intel&quot;;1;IF([.C74]=&quot;AMD&quot;;0.8;IF([.C74]=&quot;AMD_FX&quot;;0.6)))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6" office:value-type="string" calcext:value-type="string">
            <office:annotation draw:style-name="gr6" draw:text-style-name="P2" svg:width="180.17pt" svg:height="151.26pt" svg:x="601.68pt" svg:y="1032.66pt" draw:caption-point-x="-17.29pt" draw:caption-point-y="42.8pt">
              <dc:date>2020-01-05T00:00:00</dc:date>
              <text:p text:style-name="P1"><text:span text:style-name="T1">Beware, cards with adequate air or water cooling cooling and power target settings are able to maintain boost clock continuously with typical applications.</text:span></text:p>
              <text:p text:style-name="P1"><text:span text:style-name="T1"/></text:p>
              <text:p text:style-name="P1"><text:span text:style-name="T1">Many, if not most, cards are not capable of this.</text:span></text:p>
              <text:p text:style-name="P1"><text:span text:style-name="T1"/></text:p>
              <text:p text:style-name="P1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5]=&quot;NV_RTX_2080_Ti_at_2115MHz&quot;;&quot;NVIDIA&quot;;IF([.C85]=&quot;NV_TITAN_RTX&quot;;&quot;NVIDIA&quot;;IF([.C85]=&quot;NV_RTX_2080_Super&quot;;&quot;NVIDIA&quot;;IF([.C85]=&quot;NV_RTX_2070_Super&quot;;&quot;NVIDIA&quot;;IF([.C85]=&quot;NV_RTX_2060_Super&quot;;&quot;NVIDIA&quot;;IF([.C85]=&quot;NV_GTX_1080_Ti&quot;;&quot;NVIDIA&quot;;IF([.C85]=&quot;NV_GTX_1080&quot;;&quot;NVIDIA&quot;;IF([.C85]=&quot;AMD_Radeon_VII&quot;;&quot;AMD&quot;;IF([.C85]=&quot;AMD_Radeon_RX_5500_XT&quot;;&quot;AMD&quot;;IF([.C85]=&quot;AMD_Radeon_RX_5700_XT_A&quot;;&quot;AMD&quot;))))))))))" office:value-type="string" office:string-value="NVIDIA" calcext:value-type="string">
            <text:p>NVI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85]=&quot;NV_RTX_2080_Ti_at_2115MHz&quot;;4352;IF([.C85]=&quot;NV_TITAN_RTX&quot;;4608;IF([.C85]=&quot;NV_RTX_2080_Super&quot;;3072;IF([.C85]=&quot;NV_RTX_2070_Super&quot;;2560;IF([.C85]=&quot;NV_RTX_2060_Super&quot;;2176;IF([.C85]=&quot;NV_GTX_1080_Ti&quot;;3584;IF([.C85]=&quot;NV_GTX_1080&quot;;2560;IF([.C85]=&quot;AMD_Radeon_VII&quot;;3840;IF([.C85]=&quot;AMD_Radeon_RX_5500_XT&quot;;1408;IF([.C85]=&quot;AMD_Radeon_RX_5700_XT_A&quot;;2560))))))))))" office:value-type="float" office:value="4352" calcext:value-type="float">
            <text:p>4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85]=&quot;NV_RTX_2080_Ti_at_2115MHz&quot;;272;IF([.C85]=&quot;NV_TITAN_RTX&quot;;288;IF([.C85]=&quot;NV_RTX_2080_Super&quot;;192;IF([.C85]=&quot;NV_RTX_2070_Super&quot;;160;IF([.C85]=&quot;NV_RTX_2060_Super&quot;;136;IF([.C85]=&quot;NV_GTX_1080_Ti&quot;;224;IF([.C85]=&quot;NV_GTX_1080&quot;;160;IF([.C85]=&quot;AMD_Radeon_VII&quot;;240;IF([.C85]=&quot;AMD_Radeon_RX_5500_XT&quot;;88;IF([.C85]=&quot;AMD_Radeon_RX_5700_XT_A&quot;;160))))))))))"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85]=&quot;NV_RTX_2080_Ti_at_2115MHz&quot;;88;IF([.C85]=&quot;NV_TITAN_RTX&quot;;96;IF([.C85]=&quot;NV_RTX_2080_Super&quot;;64;IF([.C85]=&quot;NV_RTX_2070_Super&quot;;64;IF([.C85]=&quot;NV_RTX_2060_Super&quot;;64;IF([.C85]=&quot;NV_GTX_1080_Ti&quot;;88;IF([.C85]=&quot;NV_GTX_1080&quot;;64;IF([.C85]=&quot;AMD_Radeon_VII&quot;;64;IF([.C85]=&quot;AMD_Radeon_RX_5500_XT&quot;;32;IF([.C85]=&quot;AMD_Radeon_RX_5700_XT_A&quot;;64))))))))))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85]=&quot;NV_RTX_2080_Ti_at_2115MHz&quot;;616;IF([.C85]=&quot;NV_TITAN_RTX&quot;;672;IF([.C85]=&quot;NV_RTX_2080_Super&quot;;496;IF([.C85]=&quot;NV_RTX_2070_Super&quot;;448;IF([.C85]=&quot;NV_RTX_2060_Super&quot;;448;IF([.C85]=&quot;NV_GTX_1080_Ti&quot;;484;IF([.C85]=&quot;NV_GTX_1080&quot;;352;IF([.C85]=&quot;AMD_Radeon_VII&quot;;1028;IF([.C85]=&quot;AMD_Radeon_RX_5500_XT&quot;;224;IF([.C85]=&quot;AMD_Radeon_RX_5700_XT_A&quot;;448))))))))))" office:value-type="float" office:value="616" calcext:value-type="float">
            <text:p>6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85]=&quot;NV_RTX_2080_Ti_at_2115MHz&quot;;11;IF([.C85]=&quot;NV_TITAN_RTX&quot;;24;IF([.C85]=&quot;NV_RTX_2080_Super&quot;;8;IF([.C85]=&quot;NV_RTX_2070_Super&quot;;8;IF([.C85]=&quot;NV_RTX_2060_Super&quot;;8;IF([.C85]=&quot;NV_GTX_1080_Ti&quot;;11;IF([.C85]=&quot;NV_GTX_1080&quot;;8;IF([.C85]=&quot;AMD_Radeon_VII&quot;;16;IF([.C85]=&quot;AMD_Radeon_RX_5500_XT&quot;;8;IF([.C85]=&quot;AMD_Radeon_RX_5700_XT_A&quot;;8)))))))))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85]=&quot;NV_RTX_2080_Ti_at_2115MHz&quot;;136;IF([.C85]=&quot;NV_TITAN_RTX&quot;;170;IF([.C85]=&quot;NV_RTX_2080_Super&quot;;116;IF([.C85]=&quot;NV_RTX_2070_Super&quot;;113;IF([.C85]=&quot;NV_RTX_2060_Super&quot;;106;IF([.C85]=&quot;NV_GTX_1080_Ti&quot;;139;IF([.C85]=&quot;NV_GTX_1080&quot;;111;IF([.C85]=&quot;AMD_Radeon_VII&quot;;112;IF([.C85]=&quot;AMD_Radeon_RX_5500_XT&quot;;59;IF([.C85]=&quot;AMD_Radeon_RX_5700_XT_A&quot;;127))))))))))"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85]=&quot;NV_RTX_2080_Ti_at_2115MHz&quot;;410;IF([.C85]=&quot;NV_TITAN_RTX&quot;;510;IF([.C85]=&quot;NV_RTX_2080_Super&quot;;348;IF([.C85]=&quot;NV_RTX_2070_Super&quot;;283;IF([.C85]=&quot;NV_RTX_2060_Super&quot;;224;IF([.C85]=&quot;NV_GTX_1080_Ti&quot;;354;IF([.C85]=&quot;NV_GTX_1080&quot;;277;IF([.C85]=&quot;AMD_Radeon_VII&quot;;420;IF([.C85]=&quot;AMD_Radeon_RX_5500_XT&quot;;162;IF([.C85]=&quot;AMD_Radeon_RX_5700_XT_A&quot;;317))))))))))"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85]=&quot;NV_RTX_2080_Ti_at_2115MHz&quot;;13448;IF([.C85]=&quot;NV_TITAN_RTX&quot;;16312;IF([.C85]=&quot;NV_RTX_2080_Super&quot;;11150;IF([.C85]=&quot;NV_RTX_2070_Super&quot;;9060;IF([.C85]=&quot;NV_RTX_2060_Super&quot;;7180;IF([.C85]=&quot;NV_GTX_1080_Ti&quot;;11339;IF([.C85]=&quot;NV_GTX_1080&quot;;8873;IF([.C85]=&quot;AMD_Radeon_VII&quot;;13824;IF([.C85]=&quot;AMD_Radeon_RX_5500_XT&quot;;5196;IF([.C85]=&quot;AMD_Radeon_RX_5700_XT_A&quot;;8602))))))))))" office:value-type="float" office:value="13448" calcext:value-type="float">
            <text:p>13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1" draw:text-style-name="P2" svg:width="82.18pt" svg:height="51pt" svg:x="113.84pt" svg:y="1160.67pt" draw:caption-point-x="-17.29pt" draw:caption-point-y="42.8pt">
              <dc:date>2020-01-05T00:00:00</dc:date>
              <text:p text:style-name="P1"><text:span text:style-name="T1">Always boost clock.</text:span></text:p>
            </office:annotation>
            <text:p>Stock (MHz)</text:p>
          </table:table-cell>
          <table:table-cell/>
          <table:table-cell table:formula="of:=IF([.C85]=&quot;NV_RTX_2080_Ti_at_2115MHz&quot;;1545;IF([.C85]=&quot;NV_TITAN_RTX&quot;;1770;IF([.C85]=&quot;NV_RTX_2080_Super&quot;;1815;IF([.C85]=&quot;NV_RTX_2070_Super&quot;;1770;IF([.C85]=&quot;NV_RTX_2060_Super&quot;;1650;IF([.C85]=&quot;NV_GTX_1080_Ti&quot;;1582;IF([.C85]=&quot;NV_GTX_1080&quot;;1733;IF([.C85]=&quot;AMD_Radeon_VII&quot;;1750;IF([.C85]=&quot;AMD_Radeon_RX_5500_XT&quot;;1845;IF([.C85]=&quot;AMD_Radeon_RX_5700_XT_A&quot;;1980))))))))))" office:value-type="float" office:value="1545" calcext:value-type="float">
            <text:p>15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85]=&quot;NV_RTX_2080_Ti_at_2115MHz&quot;;1755;IF([.C85]=&quot;NV_TITAN_RTX&quot;;1770;IF([.C85]=&quot;NV_RTX_2080_Super&quot;;1845;IF([.C85]=&quot;NV_RTX_2070_Super&quot;;1815;IF([.C85]=&quot;NV_RTX_2060_Super&quot;;1650;IF([.C85]=&quot;NV_GTX_1080_Ti&quot;;1746;IF([.C85]=&quot;NV_GTX_1080&quot;;1860;IF([.C85]=&quot;AMD_Radeon_VII&quot;;1750;IF([.C85]=&quot;AMD_Radeon_RX_5500_XT&quot;;1845;IF([.C85]=&quot;AMD_Radeon_RX_5700_XT_A&quot;;1980))))))))))" office:value-type="float" office:value="1755" calcext:value-type="float">
            <text:p>1755</text:p>
          </table:table-cell>
          <table:table-cell table:style-name="ce61" table:formula="of:=[.C96]/[.C95]" office:value-type="float" office:value="1.13592233009709" calcext:value-type="float">
            <text:p>1.13592233009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85]=&quot;NV_RTX_2080_Ti_at_2115MHz&quot;;2115;IF([.C85]=&quot;NV_TITAN_RTX&quot;;2030;IF([.C85]=&quot;NV_RTX_2080_Super&quot;;2040;IF([.C85]=&quot;NV_RTX_2070_Super&quot;;2070;IF([.C85]=&quot;NV_RTX_2060_Super&quot;;1650;IF([.C85]=&quot;NV_GTX_1080_Ti&quot;;2037;IF([.C85]=&quot;NV_GTX_1080&quot;;2130;IF([.C85]=&quot;AMD_Radeon_VII&quot;;1900;IF([.C85]=&quot;AMD_Radeon_RX_5500_XT&quot;;1845;IF([.C85]=&quot;AMD_Radeon_RX_5700_XT_A&quot;;2150))))))))))" office:value-type="float" office:value="2115" calcext:value-type="float">
            <text:p>2115</text:p>
          </table:table-cell>
          <table:table-cell table:style-name="ce61" table:formula="of:=[.C97]/[.C96]" office:value-type="float" office:value="1.20512820512821" calcext:value-type="float">
            <text:p>1.20512820512821</text:p>
          </table:table-cell>
          <table:table-cell table:style-name="ce61" table:formula="of:=[.C97]/[.C95]" office:value-type="float" office:value="1.36893203883495" calcext:value-type="float">
            <text:p>1.36893203883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office:annotation draw:style-name="gr1" draw:text-style-name="P2" svg:width="82.18pt" svg:height="51pt" svg:x="113.84pt" svg:y="1199.06pt" draw:caption-point-x="-17.29pt" draw:caption-point-y="42.8pt">
              <dc:date>2020-01-05T00:00:00</dc:date>
              <text:p text:style-name="P1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97]*[.C87]" office:value-type="float" office:value="9204480" calcext:value-type="float">
            <text:p>9204480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7"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5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101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05]=&quot;i9-9900KF_SL_at_5.1GHz&quot;;&quot;Intel&quot;;IF([.C105]=&quot;i9-9900KS_SL_at_5.2GHz&quot;;&quot;Intel&quot;;IF([.C105]=&quot;i9-9900KF&quot;;&quot;Intel&quot;;IF([.C105]=&quot;i7-8700K&quot;;&quot;Intel&quot;;IF([.C105]=&quot;i7-7700&quot;;&quot;Intel&quot;;IF([.C105]=&quot;Ryzen 5 3600X&quot;;&quot;AMD&quot;;IF([.C105]=&quot;Ryzen 7 2700X&quot;;&quot;AMD&quot;;IF([.C105]=&quot;FX-8350&quot;;&quot;AMD_FX&quot;))))))))" office:value-type="string" office:string-value="AMD" calcext:value-type="string">
            <text:p>A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05]=&quot;i9-9900KF_SL_at_5.1GHz&quot;;20369;IF([.C105]=&quot;i9-9900KS_SL_at_5.2GHz&quot;;21501;IF([.C105]=&quot;i9-9900KF&quot;;20369;IF([.C105]=&quot;i7-8700K&quot;;15933;IF([.C105]=&quot;i7-7700&quot;;10686;IF([.C105]=&quot;Ryzen 5 3600X&quot;;20520;IF([.C105]=&quot;Ryzen 7 2700X&quot;;16939;IF([.C105]=&quot;FX-8350&quot;;8958))))))))" office:value-type="float" office:value="20520" calcext:value-type="float">
            <text:p>20520</text:p>
          </table:table-cell>
          <table:table-cell table:style-name="ce68" table:formula="of:=[.C107]/[.C75]" office:value-type="float" office:value="1.00741322598066" calcext:value-type="float">
            <text:p>1.00741322598066</text:p>
          </table:table-cell>
          <table:table-cell table:style-name="ce68" table:formula="of:=SQRT(([.$E$28]^2)*[.D107])" office:value-type="float" office:value="3251.98725105966" calcext:value-type="float">
            <text:p>3251.98725105966</text:p>
          </table:table-cell>
          <table:table-cell table:style-name="ce68" table:formula="of:=[.E107]/[.$C$67]" office:value-type="float" office:value="1.50554965326836" calcext:value-type="float">
            <text:p>1.50554965326836</text:p>
          </table:table-cell>
          <table:table-cell table:style-name="ce68" table:formula="of:=[.F107]*[.$C$70]" office:value-type="float" office:value="29.5629729915775" calcext:value-type="float">
            <text:p>29.5629729915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05]=&quot;i9-9900KF_SL_at_5.1GHz&quot;;2906;IF([.C105]=&quot;i9-9900KS_SL_at_5.2GHz&quot;;3011;IF([.C105]=&quot;i9-9900KF&quot;;2906;IF([.C105]=&quot;i7-8700K&quot;;2697;IF([.C105]=&quot;i7-7700&quot;;2342;IF([.C105]=&quot;Ryzen 5 3600X&quot;;2916;IF([.C105]=&quot;Ryzen 7 2700X&quot;;2183;IF([.C105]=&quot;FX-8350&quot;;1510))))))))" office:value-type="float" office:value="2916" calcext:value-type="float">
            <text:p>2916</text:p>
          </table:table-cell>
          <table:table-cell table:style-name="ce68" table:formula="of:=[.C108]/[.C76]" office:value-type="float" office:value="1.00344115622849" calcext:value-type="float">
            <text:p>1.00344115622849</text:p>
          </table:table-cell>
          <table:table-cell table:style-name="ce68" table:formula="of:=SQRT(([.$E$28]^2)*[.D108])" office:value-type="float" office:value="3245.5698854938" calcext:value-type="float">
            <text:p>3245.5698854938</text:p>
          </table:table-cell>
          <table:table-cell table:style-name="ce68" table:formula="of:=[.E108]/[.$C$67]" office:value-type="float" office:value="1.50257865069157" calcext:value-type="float">
            <text:p>1.50257865069157</text:p>
          </table:table-cell>
          <table:table-cell table:style-name="ce68" table:formula="of:=[.F108]*[.$C$70]" office:value-type="float" office:value="29.5046343849797" calcext:value-type="float">
            <text:p>29.5046343849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08]*([.C113]/[.C112])" office:value-type="float" office:value="2916" calcext:value-type="float">
            <text:p>2916</text:p>
          </table:table-cell>
          <table:table-cell table:style-name="ce68" table:formula="of:=[.C109]/[.C77]" office:value-type="float" office:value="0.983765839439699" calcext:value-type="float">
            <text:p>0.983765839439699</text:p>
          </table:table-cell>
          <table:table-cell table:style-name="ce68" table:formula="of:=SQRT(([.$E$28]^2)*[.D109])" office:value-type="float" office:value="3213.59304768077" calcext:value-type="float">
            <text:p>3213.59304768077</text:p>
          </table:table-cell>
          <table:table-cell table:style-name="ce68" table:formula="of:=[.E109]/[.$C$67]" office:value-type="float" office:value="1.48777455911147" calcext:value-type="float">
            <text:p>1.48777455911147</text:p>
          </table:table-cell>
          <table:table-cell table:style-name="ce68" table:formula="of:=[.F109]*[.$C$70]" office:value-type="float" office:value="29.2139412427128" calcext:value-type="float">
            <text:p>29.2139412427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09]*[.C114]" office:value-type="float" office:value="2332.8" calcext:value-type="float">
            <text:p>2333</text:p>
          </table:table-cell>
          <table:table-cell table:style-name="ce68" table:formula="of:=[.C110]/[.C78]" office:value-type="float" office:value="0.787012671551759" calcext:value-type="float">
            <text:p>0.787012671551759</text:p>
          </table:table-cell>
          <table:table-cell table:style-name="ce68" table:formula="of:=SQRT(([.$E$28]^2)*[.D110])" office:value-type="float" office:value="2874.32500265397" calcext:value-type="float">
            <text:p>2874.32500265397</text:p>
          </table:table-cell>
          <table:table-cell table:style-name="ce68" table:formula="of:=[.E110]/[.$C$67]" office:value-type="float" office:value="1.33070601974721" calcext:value-type="float">
            <text:p>1.33070601974721</text:p>
          </table:table-cell>
          <table:table-cell table:style-name="ce68" table:formula="of:=[.F110]*[.$C$70]" office:value-type="float" office:value="26.1297434037562" calcext:value-type="float">
            <text:p>26.1297434037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05]=&quot;i9-9900KF_SL_at_5.1GHz&quot;;16;IF([.C105]=&quot;i9-9900KS_SL_at_5.2GHz&quot;;16;IF([.C105]=&quot;i9-9900KF&quot;;16;IF([.C105]=&quot;i7-8700K&quot;;12;IF([.C105]=&quot;i7-7700&quot;;8;IF([.C105]=&quot;Ryzen 5 3600X&quot;;12;IF([.C105]=&quot;Ryzen 7 2700X&quot;;16;IF([.C105]=&quot;FX-8350&quot;;8))))))))" office:value-type="float" office:value="12" calcext:value-type="float">
            <text:p>12</text:p>
          </table:table-cell>
          <table:table-cell table:style-name="ce68" table:formula="of:=[.C111]/[.C79]" office:value-type="float" office:value="0.75" calcext:value-type="float">
            <text:p>0.75</text:p>
          </table:table-cell>
          <table:table-cell table:style-name="ce68" table:formula="of:=SQRT(([.$E$28]^2)*[.D111])" office:value-type="float" office:value="2805.92230826158" calcext:value-type="float">
            <text:p>2805.92230826158</text:p>
          </table:table-cell>
          <table:table-cell table:style-name="ce68" table:formula="of:=[.E111]/[.$C$67]" office:value-type="float" office:value="1.29903810567666" calcext:value-type="float">
            <text:p>1.29903810567666</text:p>
          </table:table-cell>
          <table:table-cell table:style-name="ce68" table:formula="of:=[.F111]*[.$C$70]" office:value-type="float" office:value="25.5079122430669" calcext:value-type="float">
            <text:p>25.5079122430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05]=&quot;i9-9900KF_SL_at_5.1GHz&quot;;5000;IF([.C105]=&quot;i9-9900KS_SL_at_5.2GHz&quot;;5000;IF([.C105]=&quot;i9-9900KF&quot;;5000;IF([.C105]=&quot;i7-8700K&quot;;4700;IF([.C105]=&quot;i7-7700&quot;;4200;IF([.C105]=&quot;Ryzen 5 3600X&quot;;4400;IF([.C105]=&quot;Ryzen 7 2700X&quot;;4300;IF([.C105]=&quot;FX-8350&quot;;4300))))))))" office:value-type="float" office:value="4400" calcext:value-type="float">
            <text:p>4400</text:p>
          </table:table-cell>
          <table:table-cell table:style-name="ce68" table:formula="of:=[.C112]/[.C80]" office:value-type="float" office:value="0.88" calcext:value-type="float">
            <text:p>0.88</text:p>
          </table:table-cell>
          <table:table-cell table:style-name="ce68" table:formula="of:=SQRT(([.$E$28]^2)*[.D112])" office:value-type="float" office:value="3039.38941236558" calcext:value-type="float">
            <text:p>3039.38941236558</text:p>
          </table:table-cell>
          <table:table-cell table:style-name="ce68" table:formula="of:=[.E112]/[.$C$67]" office:value-type="float" office:value="1.40712472794703" calcext:value-type="float">
            <text:p>1.40712472794703</text:p>
          </table:table-cell>
          <table:table-cell table:style-name="ce68" table:formula="of:=[.F112]*[.$C$70]" office:value-type="float" office:value="27.6303011579679" calcext:value-type="float">
            <text:p>27.6303011579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05]=&quot;i9-9900KF_SL_at_5.1GHz&quot;;5100;IF([.C105]=&quot;i9-9900KS_SL_at_5.2GHz&quot;;5200;IF([.C105]=&quot;i9-9900KF&quot;;5000;IF([.C105]=&quot;i7-8700K&quot;;4700;IF([.C105]=&quot;i7-7700&quot;;4200;IF([.C105]=&quot;Ryzen 5 3600X&quot;;4400;IF([.C105]=&quot;Ryzen 7 2700X&quot;;4300;IF([.C105]=&quot;FX-8350&quot;;4600))))))))" office:value-type="float" office:value="4400" calcext:value-type="float">
            <text:p>4400</text:p>
          </table:table-cell>
          <table:table-cell table:style-name="ce68" table:formula="of:=[.C113]/[.C81]" office:value-type="float" office:value="0.862745098039216" calcext:value-type="float">
            <text:p>0.862745098039216</text:p>
          </table:table-cell>
          <table:table-cell table:style-name="ce68" table:formula="of:=SQRT(([.$E$28]^2)*[.D113])" office:value-type="float" office:value="3009.4439588031" calcext:value-type="float">
            <text:p>3009.4439588031</text:p>
          </table:table-cell>
          <table:table-cell table:style-name="ce68" table:formula="of:=[.E113]/[.$C$67]" office:value-type="float" office:value="1.39326109203847" calcext:value-type="float">
            <text:p>1.39326109203847</text:p>
          </table:table-cell>
          <table:table-cell table:style-name="ce68" table:formula="of:=[.F113]*[.$C$70]" office:value-type="float" office:value="27.3580748032674" calcext:value-type="float">
            <text:p>27.35807480326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06]=&quot;Intel&quot;;1;IF([.C106]=&quot;AMD&quot;;0.8;IF([.C106]=&quot;AMD_FX&quot;;0.6)))" office:value-type="float" office:value="0.8" calcext:value-type="float">
            <text:p>0.8</text:p>
          </table:table-cell>
          <table:table-cell table:style-name="ce68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6" office:value-type="string" calcext:value-type="string">
            <text:p>NV_RTX_2080_Super</text:p>
          </table:table-cell>
          <table:table-cell table:style-name="ce68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7]=&quot;NV_RTX_2080_Ti_at_2115MHz&quot;;&quot;NVIDIA&quot;;IF([.C117]=&quot;NV_TITAN_RTX&quot;;&quot;NVIDIA&quot;;IF([.C117]=&quot;NV_RTX_2080_Super&quot;;&quot;NVIDIA&quot;;IF([.C117]=&quot;NV_RTX_2070_Super&quot;;&quot;NVIDIA&quot;;IF([.C117]=&quot;NV_RTX_2060_Super&quot;;&quot;NVIDIA&quot;;IF([.C117]=&quot;NV_GTX_1080_Ti&quot;;&quot;NVIDIA&quot;;IF([.C117]=&quot;NV_GTX_1080&quot;;&quot;NVIDIA&quot;;IF([.C117]=&quot;AMD_Radeon_VII&quot;;&quot;AMD&quot;;IF([.C117]=&quot;AMD_Radeon_RX_5500_XT&quot;;&quot;AMD&quot;;IF([.C117]=&quot;AMD_Radeon_RX_5700_XT_A&quot;;&quot;AMD&quot;))))))))))" office:value-type="string" office:string-value="NVIDIA" calcext:value-type="string">
            <text:p>NVIDIA</text:p>
          </table:table-cell>
          <table:table-cell table:style-name="ce68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17]=&quot;NV_RTX_2080_Ti_at_2115MHz&quot;;4352;IF([.C117]=&quot;NV_TITAN_RTX&quot;;4608;IF([.C117]=&quot;NV_RTX_2080_Super&quot;;3072;IF([.C117]=&quot;NV_RTX_2070_Super&quot;;2560;IF([.C117]=&quot;NV_RTX_2060_Super&quot;;2176;IF([.C117]=&quot;NV_GTX_1080_Ti&quot;;3584;IF([.C117]=&quot;NV_GTX_1080&quot;;2560;IF([.C117]=&quot;AMD_Radeon_VII&quot;;3840;IF([.C117]=&quot;AMD_Radeon_RX_5500_XT&quot;;1408;IF([.C117]=&quot;AMD_Radeon_RX_5700_XT_A&quot;;2560))))))))))" office:value-type="float" office:value="3072" calcext:value-type="float">
            <text:p>3072</text:p>
          </table:table-cell>
          <table:table-cell table:style-name="ce68" table:formula="of:=[.C119]/[.C87]" office:value-type="float" office:value="0.705882352941176" calcext:value-type="float">
            <text:p>0.705882352941176</text:p>
          </table:table-cell>
          <table:table-cell table:style-name="ce68" table:formula="of:=SQRT(([.$E$28]^2)*[.D119])" office:value-type="float" office:value="2722.14448335045" calcext:value-type="float">
            <text:p>2722.14448335045</text:p>
          </table:table-cell>
          <table:table-cell table:style-name="ce68" table:formula="of:=[.E119]/[.$C$67]" office:value-type="float" office:value="1.26025207562521" calcext:value-type="float">
            <text:p>1.26025207562521</text:p>
          </table:table-cell>
          <table:table-cell table:style-name="ce68" table:formula="of:=[.F119]*[.$C$70]" office:value-type="float" office:value="24.7463097569766" calcext:value-type="float">
            <text:p>24.7463097569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17]=&quot;NV_RTX_2080_Ti_at_2115MHz&quot;;272;IF([.C117]=&quot;NV_TITAN_RTX&quot;;288;IF([.C117]=&quot;NV_RTX_2080_Super&quot;;192;IF([.C117]=&quot;NV_RTX_2070_Super&quot;;160;IF([.C117]=&quot;NV_RTX_2060_Super&quot;;136;IF([.C117]=&quot;NV_GTX_1080_Ti&quot;;224;IF([.C117]=&quot;NV_GTX_1080&quot;;160;IF([.C117]=&quot;AMD_Radeon_VII&quot;;240;IF([.C117]=&quot;AMD_Radeon_RX_5500_XT&quot;;88;IF([.C117]=&quot;AMD_Radeon_RX_5700_XT_A&quot;;160))))))))))" office:value-type="float" office:value="192" calcext:value-type="float">
            <text:p>192</text:p>
          </table:table-cell>
          <table:table-cell table:style-name="ce68" table:formula="of:=[.C120]/[.C88]" office:value-type="float" office:value="0.705882352941176" calcext:value-type="float">
            <text:p>0.705882352941176</text:p>
          </table:table-cell>
          <table:table-cell table:style-name="ce68" table:formula="of:=SQRT(([.$E$28]^2)*[.D120])" office:value-type="float" office:value="2722.14448335045" calcext:value-type="float">
            <text:p>2722.14448335045</text:p>
          </table:table-cell>
          <table:table-cell table:style-name="ce68" table:formula="of:=[.E120]/[.$C$67]" office:value-type="float" office:value="1.26025207562521" calcext:value-type="float">
            <text:p>1.26025207562521</text:p>
          </table:table-cell>
          <table:table-cell table:style-name="ce68" table:formula="of:=[.F120]*[.$C$70]" office:value-type="float" office:value="24.7463097569766" calcext:value-type="float">
            <text:p>24.7463097569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17]=&quot;NV_RTX_2080_Ti_at_2115MHz&quot;;88;IF([.C117]=&quot;NV_TITAN_RTX&quot;;96;IF([.C117]=&quot;NV_RTX_2080_Super&quot;;64;IF([.C117]=&quot;NV_RTX_2070_Super&quot;;64;IF([.C117]=&quot;NV_RTX_2060_Super&quot;;64;IF([.C117]=&quot;NV_GTX_1080_Ti&quot;;88;IF([.C117]=&quot;NV_GTX_1080&quot;;64;IF([.C117]=&quot;AMD_Radeon_VII&quot;;64;IF([.C117]=&quot;AMD_Radeon_RX_5500_XT&quot;;32;IF([.C117]=&quot;AMD_Radeon_RX_5700_XT_A&quot;;64))))))))))" office:value-type="float" office:value="64" calcext:value-type="float">
            <text:p>64</text:p>
          </table:table-cell>
          <table:table-cell table:style-name="ce68" table:formula="of:=[.C121]/[.C89]" office:value-type="float" office:value="0.727272727272727" calcext:value-type="float">
            <text:p>0.727272727272727</text:p>
          </table:table-cell>
          <table:table-cell table:style-name="ce68" table:formula="of:=SQRT(([.$E$28]^2)*[.D121])" office:value-type="float" office:value="2763.08128396871" calcext:value-type="float">
            <text:p>2763.08128396871</text:p>
          </table:table-cell>
          <table:table-cell table:style-name="ce68" table:formula="of:=[.E121]/[.$C$67]" office:value-type="float" office:value="1.27920429813366" calcext:value-type="float">
            <text:p>1.27920429813366</text:p>
          </table:table-cell>
          <table:table-cell table:style-name="ce68" table:formula="of:=[.F121]*[.$C$70]" office:value-type="float" office:value="25.1184555981526" calcext:value-type="float">
            <text:p>25.1184555981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17]=&quot;NV_RTX_2080_Ti_at_2115MHz&quot;;616;IF([.C117]=&quot;NV_TITAN_RTX&quot;;672;IF([.C117]=&quot;NV_RTX_2080_Super&quot;;496;IF([.C117]=&quot;NV_RTX_2070_Super&quot;;448;IF([.C117]=&quot;NV_RTX_2060_Super&quot;;448;IF([.C117]=&quot;NV_GTX_1080_Ti&quot;;484;IF([.C117]=&quot;NV_GTX_1080&quot;;352;IF([.C117]=&quot;AMD_Radeon_VII&quot;;1028;IF([.C117]=&quot;AMD_Radeon_RX_5500_XT&quot;;224;IF([.C117]=&quot;AMD_Radeon_RX_5700_XT_A&quot;;448))))))))))" office:value-type="float" office:value="496" calcext:value-type="float">
            <text:p>496</text:p>
          </table:table-cell>
          <table:table-cell table:style-name="ce68" table:formula="of:=[.C122]/[.C90]" office:value-type="float" office:value="0.805194805194805" calcext:value-type="float">
            <text:p>0.805194805194805</text:p>
          </table:table-cell>
          <table:table-cell table:style-name="ce68" table:formula="of:=SQRT(([.$E$28]^2)*[.D122])" office:value-type="float" office:value="2907.33778343917" calcext:value-type="float">
            <text:p>2907.33778343917</text:p>
          </table:table-cell>
          <table:table-cell table:style-name="ce68" table:formula="of:=[.E122]/[.$C$67]" office:value-type="float" office:value="1.34598971455517" calcext:value-type="float">
            <text:p>1.34598971455517</text:p>
          </table:table-cell>
          <table:table-cell table:style-name="ce68" table:formula="of:=[.F122]*[.$C$70]" office:value-type="float" office:value="26.4298540350053" calcext:value-type="float">
            <text:p>26.4298540350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17]=&quot;NV_RTX_2080_Ti_at_2115MHz&quot;;11;IF([.C117]=&quot;NV_TITAN_RTX&quot;;24;IF([.C117]=&quot;NV_RTX_2080_Super&quot;;8;IF([.C117]=&quot;NV_RTX_2070_Super&quot;;8;IF([.C117]=&quot;NV_RTX_2060_Super&quot;;8;IF([.C117]=&quot;NV_GTX_1080_Ti&quot;;11;IF([.C117]=&quot;NV_GTX_1080&quot;;8;IF([.C117]=&quot;AMD_Radeon_VII&quot;;16;IF([.C117]=&quot;AMD_Radeon_RX_5500_XT&quot;;8;IF([.C117]=&quot;AMD_Radeon_RX_5700_XT_A&quot;;8))))))))))" office:value-type="float" office:value="8" calcext:value-type="float">
            <text:p>8</text:p>
          </table:table-cell>
          <table:table-cell table:style-name="ce68" table:formula="of:=[.C123]/[.C91]" office:value-type="float" office:value="0.727272727272727" calcext:value-type="float">
            <text:p>0.727272727272727</text:p>
          </table:table-cell>
          <table:table-cell table:style-name="ce68" table:formula="of:=SQRT(([.$E$28]^2)*[.D123])" office:value-type="float" office:value="2763.08128396871" calcext:value-type="float">
            <text:p>2763.08128396871</text:p>
          </table:table-cell>
          <table:table-cell table:style-name="ce68" table:formula="of:=[.E123]/[.$C$67]" office:value-type="float" office:value="1.27920429813366" calcext:value-type="float">
            <text:p>1.27920429813366</text:p>
          </table:table-cell>
          <table:table-cell table:style-name="ce68" table:formula="of:=[.F123]*[.$C$70]" office:value-type="float" office:value="25.1184555981526" calcext:value-type="float">
            <text:p>25.1184555981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17]=&quot;NV_RTX_2080_Ti_at_2115MHz&quot;;136;IF([.C117]=&quot;NV_TITAN_RTX&quot;;170;IF([.C117]=&quot;NV_RTX_2080_Super&quot;;116;IF([.C117]=&quot;NV_RTX_2070_Super&quot;;113;IF([.C117]=&quot;NV_RTX_2060_Super&quot;;106;IF([.C117]=&quot;NV_GTX_1080_Ti&quot;;139;IF([.C117]=&quot;NV_GTX_1080&quot;;111;IF([.C117]=&quot;AMD_Radeon_VII&quot;;112;IF([.C117]=&quot;AMD_Radeon_RX_5500_XT&quot;;59;IF([.C117]=&quot;AMD_Radeon_RX_5700_XT_A&quot;;127))))))))))" office:value-type="float" office:value="116" calcext:value-type="float">
            <text:p>116</text:p>
          </table:table-cell>
          <table:table-cell table:style-name="ce68" table:formula="of:=[.C124]/[.C92]" office:value-type="float" office:value="0.852941176470588" calcext:value-type="float">
            <text:p>0.852941176470588</text:p>
          </table:table-cell>
          <table:table-cell table:style-name="ce68" table:formula="of:=SQRT(([.$E$28]^2)*[.D124])" office:value-type="float" office:value="2992.29599039227" calcext:value-type="float">
            <text:p>2992.29599039227</text:p>
          </table:table-cell>
          <table:table-cell table:style-name="ce68" table:formula="of:=[.E124]/[.$C$67]" office:value-type="float" office:value="1.3853222177742" calcext:value-type="float">
            <text:p>1.3853222177742</text:p>
          </table:table-cell>
          <table:table-cell table:style-name="ce68" table:formula="of:=[.F124]*[.$C$70]" office:value-type="float" office:value="27.2021870682142" calcext:value-type="float">
            <text:p>27.2021870682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17]=&quot;NV_RTX_2080_Ti_at_2115MHz&quot;;410;IF([.C117]=&quot;NV_TITAN_RTX&quot;;510;IF([.C117]=&quot;NV_RTX_2080_Super&quot;;348;IF([.C117]=&quot;NV_RTX_2070_Super&quot;;283;IF([.C117]=&quot;NV_RTX_2060_Super&quot;;224;IF([.C117]=&quot;NV_GTX_1080_Ti&quot;;354;IF([.C117]=&quot;NV_GTX_1080&quot;;277;IF([.C117]=&quot;AMD_Radeon_VII&quot;;420;IF([.C117]=&quot;AMD_Radeon_RX_5500_XT&quot;;162;IF([.C117]=&quot;AMD_Radeon_RX_5700_XT_A&quot;;317))))))))))" office:value-type="float" office:value="348" calcext:value-type="float">
            <text:p>348</text:p>
          </table:table-cell>
          <table:table-cell table:style-name="ce68" table:formula="of:=[.C125]/[.C93]" office:value-type="float" office:value="0.848780487804878" calcext:value-type="float">
            <text:p>0.848780487804878</text:p>
          </table:table-cell>
          <table:table-cell table:style-name="ce68" table:formula="of:=SQRT(([.$E$28]^2)*[.D125])" office:value-type="float" office:value="2984.9887853693" calcext:value-type="float">
            <text:p>2984.9887853693</text:p>
          </table:table-cell>
          <table:table-cell table:style-name="ce68" table:formula="of:=[.E125]/[.$C$67]" office:value-type="float" office:value="1.38193925248579" calcext:value-type="float">
            <text:p>1.38193925248579</text:p>
          </table:table-cell>
          <table:table-cell table:style-name="ce68" table:formula="of:=[.F125]*[.$C$70]" office:value-type="float" office:value="27.1357591618109" calcext:value-type="float">
            <text:p>27.1357591618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17]=&quot;NV_RTX_2080_Ti_at_2115MHz&quot;;13448;IF([.C117]=&quot;NV_TITAN_RTX&quot;;16312;IF([.C117]=&quot;NV_RTX_2080_Super&quot;;11150;IF([.C117]=&quot;NV_RTX_2070_Super&quot;;9060;IF([.C117]=&quot;NV_RTX_2060_Super&quot;;7180;IF([.C117]=&quot;NV_GTX_1080_Ti&quot;;11339;IF([.C117]=&quot;NV_GTX_1080&quot;;8873;IF([.C117]=&quot;AMD_Radeon_VII&quot;;13824;IF([.C117]=&quot;AMD_Radeon_RX_5500_XT&quot;;5196;IF([.C117]=&quot;AMD_Radeon_RX_5700_XT_A&quot;;8602))))))))))" office:value-type="float" office:value="11150" calcext:value-type="float">
            <text:p>11150</text:p>
          </table:table-cell>
          <table:table-cell table:style-name="ce68" table:formula="of:=[.C126]/[.C94]" office:value-type="float" office:value="0.829119571683522" calcext:value-type="float">
            <text:p>0.829119571683522</text:p>
          </table:table-cell>
          <table:table-cell table:style-name="ce68" table:formula="of:=SQRT(([.$E$28]^2)*[.D126])" office:value-type="float" office:value="2950.21450333784" calcext:value-type="float">
            <text:p>2950.21450333784</text:p>
          </table:table-cell>
          <table:table-cell table:style-name="ce68" table:formula="of:=[.E126]/[.$C$67]" office:value-type="float" office:value="1.36584004784159" calcext:value-type="float">
            <text:p>1.36584004784159</text:p>
          </table:table-cell>
          <table:table-cell table:style-name="ce68" table:formula="of:=[.F126]*[.$C$70]" office:value-type="float" office:value="26.8196351794175" calcext:value-type="float">
            <text:p>26.8196351794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7]=&quot;NV_RTX_2080_Ti_at_2115MHz&quot;;1545;IF([.C117]=&quot;NV_TITAN_RTX&quot;;1770;IF([.C117]=&quot;NV_RTX_2080_Super&quot;;1815;IF([.C117]=&quot;NV_RTX_2070_Super&quot;;1770;IF([.C117]=&quot;NV_RTX_2060_Super&quot;;1650;IF([.C117]=&quot;NV_GTX_1080_Ti&quot;;1582;IF([.C117]=&quot;NV_GTX_1080&quot;;1733;IF([.C117]=&quot;AMD_Radeon_VII&quot;;1750;IF([.C117]=&quot;AMD_Radeon_RX_5500_XT&quot;;1845;IF([.C117]=&quot;AMD_Radeon_RX_5700_XT_A&quot;;1980))))))))))" office:value-type="float" office:value="1815" calcext:value-type="float">
            <text:p>1815</text:p>
          </table:table-cell>
          <table:table-cell table:style-name="ce68" table:formula="of:=[.C127]/[.C95]" office:value-type="float" office:value="1.1747572815534" calcext:value-type="float">
            <text:p>1.1747572815534</text:p>
          </table:table-cell>
          <table:table-cell table:style-name="ce68" table:formula="of:=SQRT(([.$E$28]^2)*[.D127])" office:value-type="float" office:value="3511.71354737754" calcext:value-type="float">
            <text:p>3511.71354737754</text:p>
          </table:table-cell>
          <table:table-cell table:style-name="ce68" table:formula="of:=[.E127]/[.$C$67]" office:value-type="float" office:value="1.62579330897108" calcext:value-type="float">
            <text:p>1.62579330897108</text:p>
          </table:table-cell>
          <table:table-cell table:style-name="ce68" table:formula="of:=[.F127]*[.$C$70]" office:value-type="float" office:value="31.9240774149562" calcext:value-type="float">
            <text:p>31.9240774149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17]=&quot;NV_RTX_2080_Ti_at_2115MHz&quot;;1755;IF([.C117]=&quot;NV_TITAN_RTX&quot;;1770;IF([.C117]=&quot;NV_RTX_2080_Super&quot;;1845;IF([.C117]=&quot;NV_RTX_2070_Super&quot;;1815;IF([.C117]=&quot;NV_RTX_2060_Super&quot;;1650;IF([.C117]=&quot;NV_GTX_1080_Ti&quot;;1746;IF([.C117]=&quot;NV_GTX_1080&quot;;1860;IF([.C117]=&quot;AMD_Radeon_VII&quot;;1750;IF([.C117]=&quot;AMD_Radeon_RX_5500_XT&quot;;1845;IF([.C117]=&quot;AMD_Radeon_RX_5700_XT_A&quot;;1980))))))))))" office:value-type="float" office:value="1845" calcext:value-type="float">
            <text:p>1845</text:p>
          </table:table-cell>
          <table:table-cell table:style-name="ce68" table:formula="of:=[.C128]/[.C96]" office:value-type="float" office:value="1.05128205128205" calcext:value-type="float">
            <text:p>1.05128205128205</text:p>
          </table:table-cell>
          <table:table-cell table:style-name="ce68" table:formula="of:=SQRT(([.$E$28]^2)*[.D128])" office:value-type="float" office:value="3322.03829922812" calcext:value-type="float">
            <text:p>3322.03829922812</text:p>
          </table:table-cell>
          <table:table-cell table:style-name="ce68" table:formula="of:=[.E128]/[.$C$67]" office:value-type="float" office:value="1.53798069408709" calcext:value-type="float">
            <text:p>1.53798069408709</text:p>
          </table:table-cell>
          <table:table-cell table:style-name="ce68" table:formula="of:=[.F128]*[.$C$70]" office:value-type="float" office:value="30.1997889090941" calcext:value-type="float">
            <text:p>30.1997889090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7]=&quot;NV_RTX_2080_Ti_at_2115MHz&quot;;2115;IF([.C117]=&quot;NV_TITAN_RTX&quot;;2030;IF([.C117]=&quot;NV_RTX_2080_Super&quot;;2040;IF([.C117]=&quot;NV_RTX_2070_Super&quot;;2070;IF([.C117]=&quot;NV_RTX_2060_Super&quot;;1650;IF([.C117]=&quot;NV_GTX_1080_Ti&quot;;2037;IF([.C117]=&quot;NV_GTX_1080&quot;;2130;IF([.C117]=&quot;AMD_Radeon_VII&quot;;1900;IF([.C117]=&quot;AMD_Radeon_RX_5500_XT&quot;;1845;IF([.C117]=&quot;AMD_Radeon_RX_5700_XT_A&quot;;2150))))))))))" office:value-type="float" office:value="2040" calcext:value-type="float">
            <text:p>2040</text:p>
          </table:table-cell>
          <table:table-cell table:style-name="ce68" table:formula="of:=[.C129]/[.C97]" office:value-type="float" office:value="0.964539007092199" calcext:value-type="float">
            <text:p>0.964539007092199</text:p>
          </table:table-cell>
          <table:table-cell table:style-name="ce68" table:formula="of:=SQRT(([.$E$28]^2)*[.D129])" office:value-type="float" office:value="3182.034676249" calcext:value-type="float">
            <text:p>3182.034676249</text:p>
          </table:table-cell>
          <table:table-cell table:style-name="ce68" table:formula="of:=[.E129]/[.$C$67]" office:value-type="float" office:value="1.47316420196713" calcext:value-type="float">
            <text:p>1.47316420196713</text:p>
          </table:table-cell>
          <table:table-cell table:style-name="ce68" table:formula="of:=[.F129]*[.$C$70]" office:value-type="float" office:value="28.9270522698265" calcext:value-type="float">
            <text:p>28.9270522698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29]*[.C119]" office:value-type="float" office:value="6266880" calcext:value-type="float">
            <text:p>6266880</text:p>
          </table:table-cell>
          <table:table-cell table:style-name="ce68" table:formula="of:=[.C130]/[.C98]" office:value-type="float" office:value="0.680851063829787" calcext:value-type="float">
            <text:p>0.680851063829787</text:p>
          </table:table-cell>
          <table:table-cell table:style-name="ce68" table:formula="of:=SQRT(([.$E$28]^2)*[.D130])" office:value-type="float" office:value="2673.44387030279" calcext:value-type="float">
            <text:p>2673.44387030279</text:p>
          </table:table-cell>
          <table:table-cell table:style-name="ce68" table:formula="of:=[.E130]/[.$C$67]" office:value-type="float" office:value="1.23770549551055" calcext:value-type="float">
            <text:p>1.23770549551055</text:p>
          </table:table-cell>
          <table:table-cell table:style-name="ce68" table:formula="of:=[.F130]*[.$C$70]" office:value-type="float" office:value="24.3035851098452" calcext:value-type="float">
            <text:p>24.3035851098452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7" office:value-type="float" office:value="3400" calcext:value-type="float">
            <text:p>3400</text:p>
          </table:table-cell>
          <table:table-cell table:style-name="ce68" table:formula="of:=[.C133]/[.C101]" office:value-type="float" office:value="1" calcext:value-type="float">
            <text:p>1</text:p>
          </table:table-cell>
          <table:table-cell table:style-name="ce68" table:formula="of:=SQRT(([.$E$28]^2)*[.D133])" office:value-type="float" office:value="3240" calcext:value-type="float">
            <text:p>3240</text:p>
          </table:table-cell>
          <table:table-cell table:style-name="ce68" table:formula="of:=[.E133]/[.$C$67]" office:value-type="float" office:value="1.5" calcext:value-type="float">
            <text:p>1.5</text:p>
          </table:table-cell>
          <table:table-cell table:style-name="ce68" table:formula="of:=[.F133]*[.$C$70]" office:value-type="float" office:value="29.454" calcext:value-type="float">
            <text:p>29.454</text:p>
          </table:table-cell>
          <table:table-cell table:number-columns-repeated="1017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Elite_Dangerou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0" table:content-validation-name="val1" office:value-type="string" calcext:value-type="string">
            <office:annotation draw:style-name="gr1" draw:text-style-name="P2" svg:width="82.18pt" svg:height="51pt" svg:x="602.9pt" svg:y="0pt" draw:caption-point-x="-17.29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602.9pt" svg:y="8.67pt" draw:caption-point-x="-17.29pt" draw:caption-point-y="42.8pt">
              <dc:date>2019-11-29T00:00:00</dc:date>
              <text:p text:style-name="P1"><text:span text:style-name="T1">Consider </text:span><text:span text:style-name="T1">carefully the </text:span><text:span text:style-name="T1">meaning of any </text:span><text:span text:style-name="T1">angular </text:span><text:span text:style-name="T1">resolution </text:span><text:span text:style-name="T1">calculations </text:span><text:span text:style-name="T1">based on this </text:span><text:span text:style-name="T1">value (not </text:span><text:span text:style-name="T1">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4" table:content-validation-name="val2" office:value-type="string" calcext:value-type="string">
            <office:annotation draw:style-name="gr3" draw:text-style-name="P2" svg:width="109.19pt" svg:height="47.54pt" svg:x="602.9pt" svg:y="64.01pt" draw:caption-point-x="-17.29pt" draw:caption-point-y="38.66pt">
              <dc:date>2019-11-29T00:00:00</dc:date>
              <text:p text:style-name="P1"><text:span text:style-name="T1">Pimax 5kp, ‘High’</text:span></text:p>
            </office:annotation>
            <text:p>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0" table:content-validation-name="val3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4" table:content-validation-name="val19" office:value-type="string" calcext:value-type="string">
            <office:annotation draw:style-name="gr19" draw:text-style-name="P2" svg:width="143.6pt" svg:height="52.27pt" svg:x="602.9pt" svg:y="98.28pt" draw:caption-point-x="-17.29pt" draw:caption-point-y="42.8pt">
              <dc:date>2019-11-30T00:00:00</dc:date>
              <text:p text:style-name="P1"><text:span text:style-name="T1">REQUIRE ‘OFF’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0" table:content-validation-name="val6" office:value-type="string" calcext:value-type="string">
            <office:annotation draw:style-name="gr20" draw:text-style-name="P2" svg:width="240.77pt" svg:height="105.31pt" svg:x="602.9pt" svg:y="111.06pt" draw:caption-point-x="-17.29pt" draw:caption-point-y="42.8pt">
              <dc:date>2019-11-30T00:00:00</dc:date>
              <text:p text:style-name="P1"><text:span text:style-name="T1">REQUIRED ‘ON’ </text:span><text:span text:style-name="T1">for compatibility </text:span><text:span text:style-name="T1">with SteamVR </text:span><text:span text:style-name="T1">version.</text:span></text:p>
              <text:p text:style-name="P1"><text:span text:style-name="T1"/></text:p>
              <text:p text:style-name="P1"><text:span text:style-name="T1">Elite Dangerous </text:span><text:span text:style-name="T1">performance may </text:span><text:span text:style-name="T1">be significantly </text:span><text:span text:style-name="T1">improved if </text:span><text:span text:style-name="T1">'Parallel </text:span><text:span text:style-name="T1">Projections' can </text:span><text:span text:style-name="T1">be disabled. This </text:span><text:span text:style-name="T1">would be </text:span><text:span text:style-name="T1">particularly useful </text:span><text:span text:style-name="T1">if 'OVRDrop' and </text:span><text:span text:style-name="T1">similar overlays </text:span><text:span text:style-name="T1">can still work with </text:span><text:span text:style-name="T1">the sim in this </text:span><text:span text:style-name="T1">configuration.</text:span></text:p>
            </office:annotation>
            <text:p>ON</text:p>
          </table:table-cell>
          <table:table-cell table:number-columns-repeated="11"/>
          <table:table-cell table:style-name="ce6" table:formula="of:=(IF([.C13]=&quot;OFF&quot;;1;1.25))" office:value-type="float" office:value="1.25" calcext:value-type="float">
            <office:annotation draw:style-name="gr2" draw:text-style-name="P2" svg:width="82.18pt" svg:height="61.68pt" svg:x="1272.39pt" svg:y="111.06pt" draw:caption-point-x="-17.29pt" draw:caption-point-y="42.8pt">
              <dc:date>2019-11-30T00:00:00</dc:date>
              <text:p text:style-name="P1"><text:span text:style-name="T1">Do NOT </text:span><text:span text:style-name="T1">reference directly. </text:span><text:span text:style-name="T1">Copy IF </text:span><text:span text:style-name="T1">statement to </text:span><text:span text:style-name="T1">formulas.</text:span></text:p>
            </office:annotation>
            <text:p>1.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4" table:content-validation-name="val8" office:value-type="string" calcext:value-type="string">
            <office:annotation draw:style-name="gr1" draw:text-style-name="P2" svg:width="82.18pt" svg:height="51pt" svg:x="602.9pt" svg:y="136.66pt" draw:caption-point-x="-17.29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4" table:content-validation-name="val20" office:value-type="string" calcext:value-type="string">
            <office:annotation draw:style-name="gr1" draw:text-style-name="P2" svg:width="82.18pt" svg:height="51pt" svg:x="602.9pt" svg:y="149.47pt" draw:caption-point-x="-17.29pt" draw:caption-point-y="42.8pt">
              <dc:date>2019-11-30T00:00:00</dc:date>
              <text:p text:style-name="P1"><text:span text:style-name="T1">Prefer ‘ON’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0" table:content-validation-name="val21" office:value-type="float" office:value="1.25" calcext:value-type="float">
            <office:annotation draw:style-name="gr8" draw:text-style-name="P2" svg:width="135.16pt" svg:height="128.86pt" svg:x="602.9pt" svg:y="162.26pt" draw:caption-point-x="-17.29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38" table:formula="of:=[.C4]*[.C17]*(IF([.C13]=&quot;OFF&quot;;1;1.25))*[.E20]" office:value-type="float" office:value="4050" calcext:value-type="float">
            <office:annotation draw:style-name="gr5" draw:text-style-name="P2" svg:width="102.53pt" svg:height="140.06pt" svg:x="602.9pt" svg:y="200.66pt" draw:caption-point-x="-17.29pt" draw:caption-point-y="42.8pt">
              <dc:date>2019-12-03T00:00:00</dc:date>
              <text:p text:style-name="P1"><text:span text:style-name="T1">Expect SteamVR </text:span><text:span text:style-name="T1">will automatically </text:span><text:span text:style-name="T1">adjust to correct </text:span><text:span text:style-name="T1">value when </text:span><text:span text:style-name="T1">‘Parallel </text:span><text:span text:style-name="T1">Projections’ is </text:span><text:span text:style-name="T1">toggled.</text:span></text:p>
              <text:p text:style-name="P1"><text:span text:style-name="T1"/></text:p>
              <text:p text:style-name="P1"><text:span text:style-name="T1">High values may </text:span><text:span text:style-name="T1">cause VRAM </text:span><text:span text:style-name="T1">exhaustion when </text:span><text:span text:style-name="T1">overlay </text:span><text:span text:style-name="T1">applicatons are </text:span><text:span text:style-name="T1">running, even if </text:span><text:span text:style-name="T1">not visible.</text:span></text:p>
            </office:annotation>
            <text:p>4050</text:p>
          </table:table-cell>
          <table:table-cell office:value-type="string" calcext:value-type="string">
            <text:p>Add SR</text:p>
          </table:table-cell>
          <table:table-cell table:style-name="ce13" table:content-validation-name="val18" office:value-type="float" office:value="1.2" calcext:value-type="float">
            <office:annotation draw:style-name="gr2" draw:text-style-name="P2" svg:width="82.18pt" svg:height="61.68pt" svg:x="711.18pt" svg:y="200.66pt" draw:caption-point-x="-17.29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20</text:p>
          </table:table-cell>
          <table:table-cell table:number-columns-repeated="59"/>
        </table:table-row>
        <table:table-row table:style-name="ro1">
          <table:table-cell table:style-name="ce77" table:formula="of:=[.C20]/[.O13]/[.C4]" office:value-type="float" office:value="1.5" calcext:value-type="float">
            <text:p>1.5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8"/>
          <table:table-cell table:style-name="ce4" office:value-type="string" calcext:value-type="string">
            <office:annotation draw:style-name="gr1" draw:text-style-name="P2" svg:width="82.18pt" svg:height="51pt" svg:x="657.04pt" svg:y="213.4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77" table:formula="of:=[.C20]/[.O13]/[.C4]" office:value-type="float" office:value="1.5" calcext:value-type="float"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78" table:formula="of:=ROUNDUP(([.C20]/[.C53])^2;3)" office:value-type="float" office:value="0.952" calcext:value-type="float">
            <text:p>0.952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5760x3240" calcext:value-type="string"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9.45455" calcext:value-type="float"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78" table:formula="of:=ROUNDUP(([.C20]/[.C53])^2;3)" office:value-type="float" office:value="0.952" calcext:value-type="float">
            <office:annotation draw:style-name="gr9" draw:text-style-name="P2" svg:width="343.3pt" svg:height="116.87pt" svg:x="755.97pt" svg:y="136.6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952</text:p>
          </table:table-cell>
          <table:table-cell/>
          <table:table-cell table:formula="of:=[.C20]" office:value-type="float" office:value="4050" calcext:value-type="float">
            <text:p>4050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office:annotation draw:style-name="gr21" draw:text-style-name="P2" svg:width="130.51pt" svg:height="50.49pt" svg:x="419.44pt" svg:y="264.67pt" draw:caption-point-x="-17.29pt" draw:caption-point-y="42.8pt">
              <dc:date>2019-11-30T00:00:00</dc:date>
              <text:p text:style-name="P1"><text:span text:style-name="T1">Specifically </text:span><text:span text:style-name="T1">‘EliteDangerous6</text:span><text:span text:style-name="T1">4’, not visible </text:span><text:span text:style-name="T1">unless app is </text:span><text:span text:style-name="T1">running.</text:span></text:p>
            </office:annotation>
            <text:p>SteamVR Settings &gt; Applications &gt; [App] &gt; Custom Resolution</text:p>
          </table:table-cell>
          <table:table-cell table:style-name="ce38" table:formula="of:=[.C4]*[.C17]*(IF([.C13]=&quot;OFF&quot;;1;1.25))*[.E25]" office:value-type="float" office:value="3037.5" calcext:value-type="float">
            <text:p>3037.5</text:p>
          </table:table-cell>
          <table:table-cell office:value-type="string" calcext:value-type="string">
            <text:p>Add SR</text:p>
          </table:table-cell>
          <table:table-cell table:style-name="ce13" table:content-validation-name="val24" office:value-type="float" office:value="0.9" calcext:value-type="float">
            <office:annotation draw:style-name="gr1" draw:text-style-name="P2" svg:width="82.18pt" svg:height="51pt" svg:x="711.18pt" svg:y="264.67pt" draw:caption-point-x="-17.29pt" draw:caption-point-y="42.8pt">
              <dc:date>2019-12-04T00:00:00</dc:date>
              <text:p text:style-name="P1"><text:span text:style-name="T1">Strongly prefer &lt;=1.</text:span></text:p>
            </office:annotation>
            <text:p>0.9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125" calcext:value-type="float">
            <text:p>1.1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125" calcext:value-type="float">
            <text:p>1.125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office:annotation draw:style-name="gr22" draw:text-style-name="P2" svg:width="140.8pt" svg:height="109.56pt" svg:x="419.44pt" svg:y="303.08pt" draw:caption-point-x="-17.29pt" draw:caption-point-y="42.8pt">
              <dc:date>2019-11-30T00:00:00</dc:date>
              <text:p text:style-name="P1"><text:span text:style-name="T1">Elite Dangerous </text:span><text:span text:style-name="T1">'HMD Image </text:span><text:span text:style-name="T1">Quality' sharpens </text:span><text:span text:style-name="T1">text significantly </text:span><text:span text:style-name="T1">more than higher </text:span><text:span text:style-name="T1">headset or native </text:span><text:span text:style-name="T1">super-resolution. </text:span><text:span text:style-name="T1">Best performance </text:span><text:span text:style-name="T1">may be achieved </text:span><text:span text:style-name="T1">by adjusting </text:span><text:span text:style-name="T1">PiTool 'Render </text:span><text:span text:style-name="T1">Quality' setting, </text:span><text:span text:style-name="T1">though this may </text:span><text:span text:style-name="T1">affect SteamVR </text:span><text:span text:style-name="T1">overlays as well.</text:span></text:p>
            </office:annotation>
            <text:p>HMD Image Quality</text:p>
          </table:table-cell>
          <table:table-cell table:style-name="ce57" table:content-validation-name="val22" office:value-type="float" office:value="1.25" calcext:value-type="float">
            <text:p>1.25</text:p>
          </table:table-cell>
          <table:table-cell table:style-name="ce4" office:value-type="string" calcext:value-type="string">
            <office:annotation draw:style-name="gr1" draw:text-style-name="P2" svg:width="82.18pt" svg:height="51pt" svg:x="657.04pt" svg:y="303.0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037" calcext:value-type="float">
            <text:p>3037</text:p>
          </table:table-cell>
          <table:table-cell table:style-name="ce4" office:value-type="string" calcext:value-type="string">
            <text:p>Total SR</text:p>
          </table:table-cell>
          <table:table-cell table:style-name="ce77" table:formula="of:=[.E28]/[.C4]" office:value-type="float" office:value="1.40601851851852" calcext:value-type="float">
            <office:annotation draw:style-name="gr11" draw:text-style-name="P2" svg:width="71.63pt" svg:height="30.84pt" svg:x="817.68pt" svg:y="299.51pt" draw:caption-point-x="-15.48pt" draw:caption-point-y="46.37pt">
              <dc:date>2019-11-30T00:00:00</dc:date>
              <text:p text:style-name="P1"><text:span text:style-name="T1">Prefer ~1.5 for </text:span><text:span text:style-name="T1">text clarity.</text:span></text:p>
            </office:annotation>
            <text:p>1.406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40625" calcext:value-type="float">
            <text:p>1.406</text:p>
          </table:table-cell>
          <table:table-cell table:number-columns-repeated="55"/>
        </table:table-row>
        <table:table-row table:style-name="ro1">
          <table:table-cell table:style-name="ce77" table:formula="of:=[.E28]/[.C4]" office:value-type="float" office:value="1.40601851851852" calcext:value-type="float">
            <office:annotation draw:style-name="gr11" draw:text-style-name="P2" svg:width="71.63pt" svg:height="30.84pt" svg:x="112.03pt" svg:y="312.29pt" draw:caption-point-x="-15.48pt" draw:caption-point-y="46.37pt">
              <dc:date>2019-12-04T00:00:00</dc:date>
              <text:p text:style-name="P1"><text:span text:style-name="T1">Prefer ~1.5 for text clarity.</text:span></text:p>
            </office:annotation>
            <text:p>1.406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399x3037" calcext:value-type="string">
            <office:annotation draw:style-name="gr12" draw:text-style-name="P2" svg:width="507.6pt" svg:height="319.21pt" svg:x="249.85pt" svg:y="187.31pt" draw:caption-point-x="660.67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</text:span><text:span text:style-name="T1">display panel </text:span><text:span text:style-name="T1">resolution for </text:span><text:span text:style-name="T1">relative </text:span><text:span text:style-name="T1">comparisons </text:span><text:span text:style-name="T1">ONLY.</text:span></text:p>
              <text:p text:style-name="P1"><text:span text:style-name="T1"/></text:p>
              <text:p text:style-name="P1"><text:span text:style-name="T1">Margin of error is </text:span><text:span text:style-name="T1">&gt;+/-20% for </text:span><text:span text:style-name="T1">vAngular, vFOV, </text:span><text:span text:style-name="T1">or any derivative. </text:span><text:span text:style-name="T1">Exaggerated </text:span><text:span text:style-name="T1">vFOV marketing </text:span><text:span text:style-name="T1">claims may be </text:span><text:span text:style-name="T1">taken at face </text:span><text:span text:style-name="T1">value, </text:span><text:span text:style-name="T1">aggregated, or </text:span><text:span text:style-name="T1">rounded.</text:span></text:p>
              <text:p text:style-name="P1"><text:span text:style-name="T1"/></text:p>
              <text:p text:style-name="P1"><text:span text:style-name="T1">Drastic </text:span><text:span text:style-name="T1">differences in </text:span><text:span text:style-name="T1">optics quality and </text:span><text:span text:style-name="T1">pixel usage are </text:span><text:span text:style-name="T1">also more </text:span><text:span text:style-name="T1">significant.</text:span></text:p>
              <text:p text:style-name="P1"><text:span text:style-name="T1"/></text:p>
              <text:p text:style-name="P1"><text:span text:style-name="T1">No part of this list </text:span><text:span text:style-name="T1">is intended as </text:span><text:span text:style-name="T1">PASS/FAIL </text:span><text:span text:style-name="T1">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</text:span><text:span text:style-name="T1">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</text:span><text:span text:style-name="T1">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</text:span><text:span text:style-name="T1">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</text:span><text:span text:style-name="T1">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</text:span><text:span text:style-name="T1">22in</text:span><text:span text:style-name="T1"><text:tab/></text:span><text:span text:style-name="T1">1080v, Full </text:span><text:span text:style-name="T1">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</text:span><text:span text:style-name="T1">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</text:span><text:span text:style-name="T1">(~20/20, </text:span><text:span text:style-name="T1">~1arcminute, </text:span><text:span text:style-name="T1">~1/60deg, </text:span><text:span text:style-name="T1">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</text:span><text:span text:style-name="T1">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399x3037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27.60909" calcext:value-type="float">
            <office:annotation draw:style-name="gr13" draw:text-style-name="P2" svg:width="216.54pt" svg:height="162.45pt" svg:x="785.31pt" svg:y="180.54pt" draw:caption-point-x="233.4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27.60909</text:p>
          </table:table-cell>
          <table:table-cell table:style-name="ce4" office:value-type="string" calcext:value-type="string">
            <text:p>Load</text:p>
          </table:table-cell>
          <table:table-cell table:style-name="ce78" table:formula="of:=ROUNDUP(((([.C25]*[.C28])/([.C57]*[.C60]))^2)*([.C10]/[.C43]);3)" office:value-type="float" office:value="0.924" calcext:value-type="float">
            <office:annotation draw:style-name="gr9" draw:text-style-name="P2" svg:width="343.3pt" svg:height="116.87pt" svg:x="755.97pt" svg:y="226.2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</text:span><text:span text:style-name="T1">pixels exceeding </text:span><text:span text:style-name="T1">previous test.</text:span></text:p>
              <text:p text:style-name="P1"><text:span text:style-name="T1"/></text:p>
              <text:p text:style-name="P1"><text:span text:style-name="T1">Test highest </text:span><text:span text:style-name="T1">performant </text:span><text:span text:style-name="T1">resolution and </text:span><text:span text:style-name="T1">document under </text:span><text:span text:style-name="T1">inputs to ‘Limits’ </text:span><text:span text:style-name="T1">section of </text:span><text:span text:style-name="T1">spreadsheet.</text:span></text:p>
              <text:p text:style-name="P1"><text:span text:style-name="T1"/></text:p>
              <text:p text:style-name="P1"><text:span text:style-name="T1">May be an </text:span><text:span text:style-name="T1">overestimate if </text:span><text:span text:style-name="T1">horizontal pixels </text:span><text:span text:style-name="T1">rendered or </text:span><text:span text:style-name="T1">inefficiency is </text:span><text:span text:style-name="T1">less.</text:span></text:p>
            </office:annotation>
            <text:p>0.924</text:p>
          </table:table-cell>
          <table:table-cell/>
          <table:table-cell table:formula="of:=[.C25]*[.C28]" office:value-type="float" office:value="3796.875" calcext:value-type="float">
            <text:p>3796.875</text:p>
          </table:table-cell>
          <table:table-cell table:number-columns-repeated="49"/>
        </table:table-row>
        <table:table-row table:style-name="ro1">
          <table:table-cell table:style-name="ce79" table:formula="of:=ROUNDUP(((([.C25]*[.C28])/([.C57]*[.C60]))^2)*([.C10]/[.C43]);3)" office:value-type="float" office:value="0.924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924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 office:value-type="string" calcext:value-type="string">
            <office:annotation draw:style-name="gr14" draw:text-style-name="P2" svg:width="229.27pt" svg:height="174.19pt" svg:x="113.84pt" svg:y="379.87pt" draw:caption-point-x="-17.29pt" draw:caption-point-y="42.8pt">
              <dc:date>2019-12-04T00:00:00</dc:date>
              <text:p text:style-name="P1"><text:span text:style-name="T1">THOROUGHLY </text:span><text:span text:style-name="T1">TESTED</text:span></text:p>
              <text:p text:style-name="P1"><text:span text:style-name="T1"/></text:p>
              <text:p text:style-name="P1"><text:span text:style-name="T1">Maximum usable </text:span><text:span text:style-name="T1">values with best </text:span><text:span text:style-name="T1">available </text:span><text:span text:style-name="T1">hardware.</text:span></text:p>
              <text:p text:style-name="P1"><text:span text:style-name="T1"/></text:p>
              <text:p text:style-name="P1"><text:span text:style-name="T1">App loads near or </text:span><text:span text:style-name="T1">below 0.5x should </text:span><text:span text:style-name="T1">provide framerates </text:span><text:span text:style-name="T1">not requiring smart </text:span><text:span text:style-name="T1">smoothing.</text:span></text:p>
              <text:p text:style-name="P1"><text:span text:style-name="T1"/></text:p>
              <text:p text:style-name="P1"><text:span text:style-name="T1">CPU i9-9900KF @ </text:span><text:span text:style-name="T1">5.1GHz .</text:span></text:p>
              <text:p text:style-name="P1"><text:span text:style-name="T1"/></text:p>
              <text:p text:style-name="P1"><text:span text:style-name="T1">GPU GeForce RTX </text:span><text:span text:style-name="T1">2080 Ti Ftw3 Ultra - </text:span><text:span text:style-name="T1">11GB @ 2085MHz/</text:span><text:span text:style-name="T1">8000MHz 124% </text:span><text:span text:style-name="T1">with Precision X1 .</text:span></text:p>
              <text:p text:style-name="P1"><text:span text:style-name="T1"/></text:p>
              <text:p text:style-name="P1"><text:span text:style-name="T1">RAM – 64GB @ </text:span><text:span text:style-name="T1">DDR4-3400 .</text:span></text:p>
            </office:annotation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6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6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6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6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6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51" table:content-validation-name="val2" office:value-type="string" calcext:value-type="string">
            <text:p>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30" table:content-validation-name="val3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1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51" table:content-validation-name="val19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51" table:content-validation-name="val6" office:value-type="string" calcext:value-type="string">
            <text:p>ON</text:p>
          </table:table-cell>
          <table:table-cell table:number-columns-repeated="11"/>
          <table:table-cell table:style-name="ce6" table:formula="of:=IF([.C46]=&quot;OFF&quot;;1;1.25)" office:value-type="float" office:value="1.25" calcext:value-type="float">
            <text:p>1.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1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1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51" table:content-validation-name="val20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9" table:content-validation-name="val23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11" office:value-type="float" office:value="4152" calcext:value-type="float">
            <office:annotation draw:style-name="gr1" draw:text-style-name="P2" svg:width="82.18pt" svg:height="51pt" svg:x="602.9pt" svg:y="623.06pt" draw:caption-point-x="-17.29pt" draw:caption-point-y="42.8pt">
              <dc:date>2019-12-04T00:00:00</dc:date>
              <text:p text:style-name="P1"><text:span text:style-name="T1">Tested:</text:span></text:p>
              <text:p text:style-name="P1"><text:span text:style-name="T1">4860x4152</text:span></text:p>
            </office:annotation>
            <text:p>4152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31809523809524" calcext:value-type="float">
            <text:p>1.31809523809524</text:p>
          </table:table-cell>
          <table:table-cell table:number-columns-repeated="59"/>
        </table:table-row>
        <table:table-row table:style-name="ro1">
          <table:table-cell/>
          <table:table-cell table:style-name="ce3"/>
          <table:table-cell table:style-name="ce12"/>
          <table:table-cell office:value-type="string" calcext:value-type="string">
            <office:annotation draw:style-name="gr1" draw:text-style-name="P2" svg:width="82.18pt" svg:height="51pt" svg:x="657.04pt" svg:y="635.87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37]*[.C50]*[.E53];0)" office:value-type="float" office:value="3321" calcext:value-type="float">
            <text:p>3321</text:p>
          </table:table-cell>
          <table:table-cell table:style-name="ce4" office:value-type="string" calcext:value-type="string">
            <text:p>Total SR</text:p>
          </table:table-cell>
          <table:table-cell table:formula="of:=[.C53]/[.O46]/[.C37]" office:value-type="float" office:value="2.30666666666667" calcext:value-type="float">
            <text:p>2.30666666666667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3"/>
          <table:table-cell table:style-name="ce12"/>
          <table:table-cell table:number-columns-repeated="2"/>
          <table:table-cell table:style-name="ce4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11" office:value-type="float" office:value="3160" calcext:value-type="float">
            <office:annotation draw:style-name="gr1" draw:text-style-name="P2" svg:width="82.18pt" svg:height="51pt" svg:x="602.9pt" svg:y="674.28pt" draw:caption-point-x="-17.29pt" draw:caption-point-y="42.8pt">
              <dc:date>2019-12-04T00:00:00</dc:date>
              <text:p text:style-name="P1"><text:span text:style-name="T1">Tested:</text:span></text:p>
              <text:p text:style-name="P1"><text:span text:style-name="T1">3700x3160</text:span></text:p>
            </office:annotation>
            <text:p>3160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031746031746" calcext:value-type="float">
            <text:p>1.0031746031746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75555555555556" calcext:value-type="float">
            <text:p>1.75555555555556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HMD Image Quality</text:p>
          </table:table-cell>
          <table:table-cell table:style-name="ce41" table:content-validation-name="val22" office:value-type="float" office:value="1.25" calcext:value-type="float">
            <text:p>1.25</text:p>
          </table:table-cell>
          <table:table-cell office:value-type="string" calcext:value-type="string">
            <office:annotation draw:style-name="gr1" draw:text-style-name="P2" svg:width="82.18pt" svg:height="51pt" svg:x="657.04pt" svg:y="712.66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160" calcext:value-type="float">
            <text:p>3160</text:p>
          </table:table-cell>
          <table:table-cell table:style-name="ce4" office:value-type="string" calcext:value-type="string">
            <text:p>Total SR</text:p>
          </table:table-cell>
          <table:table-cell table:formula="of:=[.E60]/[.C37]" office:value-type="float" office:value="2.19444444444444" calcext:value-type="float">
            <text:p>2.19444444444444</text:p>
          </table:table-cell>
          <table:table-cell table:number-columns-repeated="4"/>
          <table:table-cell table:style-name="ce4"/>
          <table:table-cell table:number-columns-repeated="52"/>
        </table:table-row>
        <table:table-row table:style-name="ro1">
          <table:table-cell table:number-columns-repeated="7"/>
          <table:table-cell table:style-name="ce4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617x3160" calcext:value-type="string">
            <text:p>5617x3160</text:p>
          </table:table-cell>
          <table:table-cell table:style-name="ce4" office:value-type="string" calcext:value-type="string">
            <text:p>vAngular</text:p>
          </table:table-cell>
          <table:table-cell table:formula="of:=[.E60]/[.C39]" office:value-type="float" office:value="28.7272727272727" calcext:value-type="float">
            <text:p>28.7272727272727</text:p>
          </table:table-cell>
          <table:table-cell table:number-columns-repeated="53"/>
        </table:table-row>
        <calcext:conditional-formats>
          <calcext:conditional-format calcext:target-range-address="Elite_Dangerous.G21:Elite_Dangerous.G21 Elite_Dangerous.G28:Elite_Dangerous.G28 Elite_Dangerous.A21:Elite_Dangerous.A21 Elite_Dangerous.A29:Elite_Dangerous.A29">
            <calcext:condition calcext:apply-style-name="Good - Framerate" calcext:value="&gt;=1.4" calcext:base-cell-address="Elite_Dangerous.A21"/>
            <calcext:condition calcext:apply-style-name="Warn - Framerate" calcext:value="&gt;=1.2" calcext:base-cell-address="Elite_Dangerous.A21"/>
            <calcext:condition calcext:apply-style-name="Bad - Framerate" calcext:value="&lt;1.2" calcext:base-cell-address="Elite_Dangerous.A21"/>
          </calcext:conditional-format>
          <calcext:conditional-format calcext:target-range-address="Elite_Dangerous.M29:Elite_Dangerous.M29 Elite_Dangerous.M22:Elite_Dangerous.M22 Elite_Dangerous.A30:Elite_Dangerous.A30 Elite_Dangerous.A22:Elite_Dangerous.A22">
            <calcext:condition calcext:apply-style-name="Good - Framerate" calcext:value="&lt;=0.8" calcext:base-cell-address="Elite_Dangerous.A22"/>
            <calcext:condition calcext:apply-style-name="Warn - Framerate" calcext:value="between(0.8,1)" calcext:base-cell-address="Elite_Dangerous.A22"/>
            <calcext:condition calcext:apply-style-name="Bad - Framerate" calcext:value="&gt;=1" calcext:base-cell-address="Elite_Dangerous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9:46:55.143100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1-05T21:25:19.584528162</dc:date>
    <meta:editing-duration>P1DT4H53M33S</meta:editing-duration>
    <meta:editing-cycles>366</meta:editing-cycles>
    <meta:generator>LibreOffice/6.1.5.2$Linux_X86_64 LibreOffice_project/10$Build-2</meta:generator>
    <meta:document-statistic meta:table-count="2" meta:cell-count="573" meta:object-count="0"/>
  </office:meta>
</office:document-meta>
</file>